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it" fo:country="IT" fo:font-weight="bold" officeooo:rsid="00283874" officeooo:paragraph-rsid="004fe0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language="it" fo:country="IT" fo:font-weight="bold" officeooo:rsid="0022bce0" officeooo:paragraph-rsid="0022bce0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4017ba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83d6d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361034" officeooo:paragraph-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a85f41" officeooo:paragraph-rsid="007d0d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it" fo:country="IT" fo:font-weight="bold" officeooo:rsid="0067204b" officeooo:paragraph-rsid="0067204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it" fo:country="IT" fo:font-weight="bold" officeooo:rsid="00ae5c75" officeooo:paragraph-rsid="00ae5c7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13" style:family="paragraph" style:parent-style-name="Standard">
      <style:text-properties fo:language="it" fo:country="IT" fo:font-weight="normal" officeooo:rsid="0013d229" officeooo:paragraph-rsid="0013d22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868d59" officeooo:paragraph-rsid="00868d5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740bda" officeooo:paragraph-rsid="00a2ffd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7d0dfb" officeooo:paragraph-rsid="007d0d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19a3596" officeooo:paragraph-rsid="01a6aec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1pt" officeooo:paragraph-rsid="0048edb5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1pt" officeooo:paragraph-rsid="0019c8c6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1pt" officeooo:paragraph-rsid="0016a447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1pt" officeooo:paragraph-rsid="0083d6d0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1pt" officeooo:paragraph-rsid="004017ba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1pt" officeooo:paragraph-rsid="010ccc6d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DejaVu Sans" fo:font-size="11pt" officeooo:paragraph-rsid="00a2ffd1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DejaVu Sans" fo:font-size="11pt" officeooo:paragraph-rsid="0075631d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DejaVu Sans" fo:font-size="11pt" officeooo:paragraph-rsid="00b7426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DejaVu Sans" fo:font-size="11pt" officeooo:paragraph-rsid="00b83d0c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DejaVu Sans" fo:font-size="11pt" officeooo:rsid="007d0dfb" officeooo:paragraph-rsid="007d0dfb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DejaVu Sans" fo:font-size="11pt" officeooo:rsid="0080d055" officeooo:paragraph-rsid="0080d055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DejaVu Sans" fo:font-size="11pt" officeooo:rsid="00fe89fc" officeooo:paragraph-rsid="00fe89fc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DejaVu Sans" fo:font-size="11pt" officeooo:rsid="00421457" officeooo:paragraph-rsid="0067204b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DejaVu Sans" fo:font-size="11pt" fo:font-weight="normal" officeooo:rsid="00283874" officeooo:paragraph-rsid="0050b7ba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DejaVu Sans" fo:font-size="12pt" fo:language="it" fo:country="IT" officeooo:rsid="00068109" officeooo:paragraph-rsid="00068109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DejaVu Sans" fo:font-size="12pt" officeooo:rsid="00068109" officeooo:paragraph-rsid="0006810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8pt" fo:language="it" fo:country="IT" fo:font-weight="bold" officeooo:rsid="00068109" officeooo:paragraph-rsid="00068109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it" fo:country="IT" fo:font-weight="normal" officeooo:rsid="004017ba" officeooo:paragraph-rsid="004017ba" fo:background-color="#1e1e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61960b"/>
    </style:style>
    <style:style style:name="P38" style:family="paragraph" style:parent-style-name="Standard">
      <style:paragraph-properties fo:text-align="justify" style:justify-single-word="false"/>
      <style:text-properties officeooo:paragraph-rsid="0050b7ba"/>
    </style:style>
    <style:style style:name="P39" style:family="paragraph" style:parent-style-name="Standard">
      <style:paragraph-properties fo:text-align="justify" style:justify-single-word="false"/>
      <style:text-properties officeooo:paragraph-rsid="0019c8c6"/>
    </style:style>
    <style:style style:name="P40" style:family="paragraph" style:parent-style-name="Standard">
      <style:paragraph-properties fo:text-align="justify" style:justify-single-word="false"/>
      <style:text-properties officeooo:paragraph-rsid="015cca92"/>
    </style:style>
    <style:style style:name="P41" style:family="paragraph" style:parent-style-name="Standard">
      <style:paragraph-properties fo:text-align="justify" style:justify-single-word="false"/>
      <style:text-properties officeooo:paragraph-rsid="000ffe66"/>
    </style:style>
    <style:style style:name="P42" style:family="paragraph" style:parent-style-name="Standard">
      <style:paragraph-properties fo:text-align="justify" style:justify-single-word="false"/>
      <style:text-properties officeooo:paragraph-rsid="00868d59"/>
    </style:style>
    <style:style style:name="P43" style:family="paragraph" style:parent-style-name="Standard">
      <style:paragraph-properties fo:text-align="justify" style:justify-single-word="false"/>
      <style:text-properties officeooo:paragraph-rsid="016e4b0c"/>
    </style:style>
    <style:style style:name="P44" style:family="paragraph" style:parent-style-name="Standard">
      <style:paragraph-properties fo:text-align="justify" style:justify-single-word="false"/>
      <style:text-properties officeooo:paragraph-rsid="00722ee6"/>
    </style:style>
    <style:style style:name="P45" style:family="paragraph" style:parent-style-name="Standard">
      <style:paragraph-properties fo:text-align="justify" style:justify-single-word="false"/>
      <style:text-properties officeooo:paragraph-rsid="00740bda"/>
    </style:style>
    <style:style style:name="P46" style:family="paragraph" style:parent-style-name="Standard">
      <style:paragraph-properties fo:text-align="justify" style:justify-single-word="false"/>
      <style:text-properties officeooo:paragraph-rsid="0081c046"/>
    </style:style>
    <style:style style:name="P47" style:family="paragraph" style:parent-style-name="Standard">
      <style:paragraph-properties fo:text-align="justify" style:justify-single-word="false"/>
      <style:text-properties officeooo:paragraph-rsid="007d0dfb"/>
    </style:style>
    <style:style style:name="P48" style:family="paragraph" style:parent-style-name="Standard">
      <style:paragraph-properties fo:text-align="justify" style:justify-single-word="false"/>
      <style:text-properties officeooo:paragraph-rsid="00cff78e"/>
    </style:style>
    <style:style style:name="P49" style:family="paragraph" style:parent-style-name="Standard">
      <style:paragraph-properties fo:text-align="justify" style:justify-single-word="false"/>
      <style:text-properties officeooo:rsid="01651535" officeooo:paragraph-rsid="01651535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style:font-name="DejaVu Sans" fo:font-size="11pt" fo:language="it" fo:country="IT" fo:font-weight="normal" officeooo:rsid="00421457" officeooo:paragraph-rsid="0067204b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1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paragraph-rsid="0009e568"/>
    </style:style>
    <style:style style:name="P52" style:family="paragraph" style:parent-style-name="Standard" style:list-style-name="L1">
      <style:paragraph-properties fo:text-align="justify" style:justify-single-word="false"/>
      <style:text-properties fo:color="#000000" style:font-name="DejaVu Sans" fo:font-size="11pt" fo:language="it" fo:country="IT" fo:font-weight="bold" officeooo:rsid="00419f34" officeooo:paragraph-rsid="00419f34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fo:color="#000000" style:font-name="DejaVu Sans" fo:font-size="11pt" fo:language="it" fo:country="IT" fo:font-weight="bold" officeooo:rsid="00419f34" officeooo:paragraph-rsid="0006810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font-size="11pt" fo:language="it" fo:country="IT" fo:font-weight="normal" officeooo:rsid="014ca6f3" officeooo:paragraph-rsid="0143864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DejaVu Sans" fo:font-size="11pt" fo:language="it" fo:country="IT" fo:font-weight="normal" officeooo:rsid="00068109" officeooo:paragraph-rsid="00068109" style:font-size-asian="11pt" style:font-weight-asian="normal" style:font-size-complex="11pt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DejaVu Sans" fo:font-size="11pt" fo:language="it" fo:country="IT" fo:font-weight="normal" officeooo:rsid="00082dc2" officeooo:paragraph-rsid="00082dc2" style:font-size-asian="11pt" style:font-weight-asian="normal" style:font-size-complex="11pt" style:font-weight-complex="normal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DejaVu Sans" fo:font-size="11pt" fo:language="it" fo:country="IT" fo:font-weight="normal" officeooo:rsid="00082dc2" officeooo:paragraph-rsid="00096c4e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DejaVu Sans" fo:font-size="11pt" fo:language="it" fo:country="IT" fo:font-weight="normal" officeooo:rsid="003cf2a5" officeooo:paragraph-rsid="0048edb5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DejaVu Sans" fo:font-size="11pt" officeooo:paragraph-rsid="004fe0bd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font-name="DejaVu Sans" fo:font-size="11pt" officeooo:paragraph-rsid="000ffe66" style:font-size-asian="11pt" style:font-size-complex="11pt"/>
    </style:style>
    <style:style style:name="P61" style:family="paragraph" style:parent-style-name="Standard" style:list-style-name="L3">
      <style:text-properties officeooo:paragraph-rsid="000ffe66"/>
    </style:style>
    <style:style style:name="P62" style:family="paragraph" style:parent-style-name="Standard" style:list-style-name="List_20_1">
      <style:paragraph-properties fo:text-align="start" style:justify-single-word="false"/>
      <style:text-properties fo:font-size="11pt" officeooo:paragraph-rsid="004017ba" style:font-size-asian="11pt" style:font-size-complex="11pt"/>
    </style:style>
    <style:style style:name="P63" style:family="paragraph" style:parent-style-name="Standard" style:list-style-name="List_20_1">
      <style:paragraph-properties fo:text-align="start" style:justify-single-word="false"/>
      <style:text-properties fo:font-size="11pt" officeooo:paragraph-rsid="006dd2a7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fo:font-size="11pt" officeooo:paragraph-rsid="01438641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fo:font-size="11pt" fo:language="it" fo:country="IT" officeooo:rsid="00068109" officeooo:paragraph-rsid="00068109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officeooo:paragraph-rsid="0048edb5"/>
    </style:style>
    <style:style style:name="P67" style:family="paragraph" style:parent-style-name="Standard" style:list-style-name="L2">
      <style:paragraph-properties fo:text-align="justify" style:justify-single-word="false"/>
      <style:text-properties officeooo:paragraph-rsid="00096c4e"/>
    </style:style>
    <style:style style:name="P68" style:family="paragraph" style:parent-style-name="Standard" style:list-style-name="L4">
      <style:paragraph-properties fo:margin-left="0in" fo:margin-right="0in" fo:margin-top="0.0791in" fo:margin-bottom="0.0791in" loext:contextual-spacing="false" fo:line-height="150%" fo:text-align="justify" style:justify-single-word="false" fo:text-indent="0in" style:auto-text-indent="false"/>
      <style:text-properties fo:color="#000000" style:font-name="Liberation Serif" fo:font-size="12pt" fo:language="it" fo:country="IT" fo:font-weight="normal" officeooo:rsid="00421457" officeooo:paragraph-rsid="0067204b" fo:background-color="#ccccc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Standard" style:list-style-name="L5">
      <style:paragraph-properties fo:margin-left="0in" fo:margin-right="0in" fo:line-height="150%" fo:text-align="justify" style:justify-single-word="false" fo:text-indent="0in" style:auto-text-indent="false"/>
      <style:text-properties officeooo:rsid="00430a07" officeooo:paragraph-rsid="0067204b" fo:background-color="#cccccc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1pt" officeooo:paragraph-rsid="01201940" style:font-size-asian="11pt" style:font-size-complex="11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1pt" officeooo:paragraph-rsid="00dd96d8" style:font-size-asian="11pt" style:font-size-complex="11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DejaVu Sans" fo:font-size="11pt" officeooo:paragraph-rsid="00d93c85" style:font-size-asian="11pt" style:font-size-complex="11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DejaVu Sans" fo:font-size="11pt" fo:language="it" fo:country="IT" fo:font-weight="normal" officeooo:rsid="00421457" officeooo:paragraph-rsid="0067204b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67204b"/>
    </style:style>
    <style:style style:name="T1" style:family="text">
      <style:text-properties fo:language="it" fo:country="IT" officeooo:rsid="0009e568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language="it" fo:country="IT" fo:font-weight="bold" officeooo:rsid="0016a447" style:font-weight-asian="bold" style:font-weight-complex="bold"/>
    </style:style>
    <style:style style:name="T4" style:family="text">
      <style:text-properties fo:language="it" fo:country="IT" fo:font-weight="bold" officeooo:rsid="0019c8c6" style:font-weight-asian="bold" style:font-weight-complex="bold"/>
    </style:style>
    <style:style style:name="T5" style:family="text">
      <style:text-properties fo:language="it" fo:country="IT" fo:font-weight="bold" officeooo:rsid="00949afd" style:font-weight-asian="bold" style:font-weight-complex="bold"/>
    </style:style>
    <style:style style:name="T6" style:family="text">
      <style:text-properties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it" fo:country="IT" fo:font-weight="bold" officeooo:rsid="006f0954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it" fo:country="IT" fo:font-weight="bold" officeooo:rsid="006fefe0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it" fo:country="IT" fo:font-weight="bold" officeooo:rsid="0075631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it" fo:country="IT" fo:font-weight="bold" officeooo:rsid="00740bda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it" fo:country="IT" fo:font-weight="bold" officeooo:rsid="007b89a5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it" fo:country="IT" fo:font-weight="bold" officeooo:rsid="00ae5c75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it" fo:country="IT" fo:font-weight="bold" officeooo:rsid="00f6221a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it" fo:country="IT" fo:font-weight="bold" officeooo:rsid="00b12d24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it" fo:country="IT" fo:font-weight="bold" officeooo:rsid="00af9049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it" fo:country="IT" fo:font-weight="bold" officeooo:rsid="00868d59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fo:language="it" fo:country="IT" fo:font-weight="bold" officeooo:rsid="009c672c" style:language-asian="zxx" style:country-asian="none" style:font-weight-asian="bold" style:language-complex="zxx" style:country-complex="none" style:font-weight-complex="bold"/>
    </style:style>
    <style:style style:name="T18" style:family="text">
      <style:text-properties fo:language="it" fo:country="IT" fo:font-weight="bold" officeooo:rsid="00b20108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it" fo:country="IT" fo:font-weight="bold" officeooo:rsid="01a870ec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it" fo:country="IT" fo:font-weight="bold" officeooo:rsid="01aa218c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language="it" fo:country="IT" fo:font-weight="bold" officeooo:rsid="011d6b21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it" fo:country="IT" fo:font-weight="normal" style:font-weight-asian="normal" style:font-weight-complex="normal"/>
    </style:style>
    <style:style style:name="T23" style:family="text">
      <style:text-properties fo:language="it" fo:country="IT" fo:font-weight="normal" officeooo:rsid="0013d229" style:font-weight-asian="normal" style:font-weight-complex="normal"/>
    </style:style>
    <style:style style:name="T24" style:family="text">
      <style:text-properties fo:language="it" fo:country="IT" fo:font-weight="normal" officeooo:rsid="0016a447" style:font-weight-asian="normal" style:font-weight-complex="normal"/>
    </style:style>
    <style:style style:name="T25" style:family="text">
      <style:text-properties fo:language="it" fo:country="IT" fo:font-weight="normal" officeooo:rsid="000ffe66" style:font-weight-asian="normal" style:font-weight-complex="normal"/>
    </style:style>
    <style:style style:name="T26" style:family="text">
      <style:text-properties fo:language="it" fo:country="IT" fo:font-weight="normal" officeooo:rsid="00249ccf" style:font-weight-asian="normal" style:font-weight-complex="normal"/>
    </style:style>
    <style:style style:name="T27" style:family="text">
      <style:text-properties fo:language="it" fo:country="IT" fo:font-weight="normal" officeooo:rsid="0024a82a" style:font-weight-asian="normal" style:font-weight-complex="normal"/>
    </style:style>
    <style:style style:name="T28" style:family="text">
      <style:text-properties fo:language="it" fo:country="IT" fo:font-weight="normal" officeooo:rsid="0026db8d" style:font-weight-asian="normal" style:font-weight-complex="normal"/>
    </style:style>
    <style:style style:name="T29" style:family="text">
      <style:text-properties fo:language="it" fo:country="IT" fo:font-weight="normal" officeooo:rsid="0059eba9" style:font-weight-asian="normal" style:font-weight-complex="normal"/>
    </style:style>
    <style:style style:name="T30" style:family="text">
      <style:text-properties fo:language="it" fo:country="IT" fo:font-weight="normal" officeooo:rsid="005a6526" style:font-weight-asian="normal" style:font-weight-complex="normal"/>
    </style:style>
    <style:style style:name="T31" style:family="text">
      <style:text-properties fo:language="it" fo:country="IT" fo:font-weight="normal" officeooo:rsid="00949afd" style:font-weight-asian="normal" style:font-weight-complex="normal"/>
    </style:style>
    <style:style style:name="T32" style:family="text">
      <style:text-properties fo:language="it" fo:country="IT" fo:font-weight="normal" officeooo:rsid="0165a070" style:font-weight-asian="normal" style:font-weight-complex="normal"/>
    </style:style>
    <style:style style:name="T33" style:family="text">
      <style:text-properties fo:language="it" fo:country="IT" fo:font-weight="normal" officeooo:rsid="01663564" style:font-weight-asian="normal" style:font-weight-complex="normal"/>
    </style:style>
    <style:style style:name="T34" style:family="text">
      <style:text-properties fo:language="it" fo:country="IT" fo:font-weight="normal" officeooo:rsid="01675248" style:font-weight-asian="normal" style:font-weight-complex="normal"/>
    </style:style>
    <style:style style:name="T35" style:family="text">
      <style:text-properties fo:language="it" fo:country="IT" fo:font-weight="normal" officeooo:rsid="01686687" style:font-weight-asian="normal" style:font-weight-complex="normal"/>
    </style:style>
    <style:style style:name="T36" style:family="text">
      <style:text-properties fo:language="it" fo:country="IT" fo:font-weight="normal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fo:language="it" fo:country="IT" fo:font-weight="normal" officeooo:rsid="00068109" style:language-asian="zxx" style:country-asian="none" style:font-weight-asian="normal" style:language-complex="zxx" style:country-complex="none" style:font-weight-complex="normal"/>
    </style:style>
    <style:style style:name="T38" style:family="text">
      <style:text-properties fo:language="it" fo:country="IT" fo:font-weight="normal" officeooo:rsid="004fe0bd" style:language-asian="zxx" style:country-asian="none" style:font-weight-asian="normal" style:language-complex="zxx" style:country-complex="none" style:font-weight-complex="normal"/>
    </style:style>
    <style:style style:name="T39" style:family="text">
      <style:text-properties fo:language="it" fo:country="IT" fo:font-weight="normal" officeooo:rsid="0048721d" style:language-asian="zxx" style:country-asian="none" style:font-weight-asian="normal" style:language-complex="zxx" style:country-complex="none" style:font-weight-complex="normal"/>
    </style:style>
    <style:style style:name="T40" style:family="text">
      <style:text-properties fo:language="it" fo:country="IT" fo:font-weight="normal" officeooo:rsid="005267f6" style:language-asian="zxx" style:country-asian="none" style:font-weight-asian="normal" style:language-complex="zxx" style:country-complex="none" style:font-weight-complex="normal"/>
    </style:style>
    <style:style style:name="T41" style:family="text">
      <style:text-properties fo:language="it" fo:country="IT" fo:font-weight="normal" officeooo:rsid="0052f67b" style:language-asian="zxx" style:country-asian="none" style:font-weight-asian="normal" style:language-complex="zxx" style:country-complex="none" style:font-weight-complex="normal"/>
    </style:style>
    <style:style style:name="T42" style:family="text">
      <style:text-properties fo:language="it" fo:country="IT" fo:font-weight="normal" officeooo:rsid="0075631d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fo:language="it" fo:country="IT" fo:font-weight="normal" officeooo:rsid="00868d59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fo:language="it" fo:country="IT" fo:font-weight="normal" officeooo:rsid="006f0954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language="it" fo:country="IT" fo:font-weight="normal" officeooo:rsid="006fefe0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language="it" fo:country="IT" fo:font-weight="normal" officeooo:rsid="0083d6d0" style:language-asian="zxx" style:country-asian="none" style:font-weight-asian="normal" style:language-complex="zxx" style:country-complex="none" style:font-weight-complex="normal"/>
    </style:style>
    <style:style style:name="T47" style:family="text">
      <style:text-properties fo:language="it" fo:country="IT" fo:font-weight="normal" officeooo:rsid="002aa48b" style:language-asian="zxx" style:country-asian="none" style:font-weight-asian="normal" style:language-complex="zxx" style:country-complex="none" style:font-weight-complex="normal"/>
    </style:style>
    <style:style style:name="T48" style:family="text">
      <style:text-properties fo:language="it" fo:country="IT" fo:font-weight="normal" officeooo:rsid="0087ad42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fo:language="it" fo:country="IT" fo:font-weight="normal" officeooo:rsid="009c672c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fo:language="it" fo:country="IT" fo:font-weight="normal" officeooo:rsid="009d2a53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language="it" fo:country="IT" fo:font-weight="normal" officeooo:rsid="00891d81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fo:language="it" fo:country="IT" fo:font-weight="normal" officeooo:rsid="008b0258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language="it" fo:country="IT" fo:font-weight="normal" officeooo:rsid="009e6c0d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language="it" fo:country="IT" fo:font-weight="normal" officeooo:rsid="004017ba" style:language-asian="zxx" style:country-asian="none" style:font-weight-asian="normal" style:language-complex="zxx" style:country-complex="none" style:font-weight-complex="normal"/>
    </style:style>
    <style:style style:name="T55" style:family="text">
      <style:text-properties fo:language="it" fo:country="IT" fo:font-weight="normal" officeooo:rsid="00a03657" style:language-asian="zxx" style:country-asian="none" style:font-weight-asian="normal" style:language-complex="zxx" style:country-complex="none" style:font-weight-complex="normal"/>
    </style:style>
    <style:style style:name="T56" style:family="text">
      <style:text-properties fo:language="it" fo:country="IT" fo:font-weight="normal" officeooo:rsid="00718ab4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fo:language="it" fo:country="IT" fo:font-weight="normal" officeooo:rsid="01054d68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fo:language="it" fo:country="IT" fo:font-weight="normal" officeooo:rsid="01076f15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fo:language="it" fo:country="IT" fo:font-weight="normal" officeooo:rsid="010826a8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fo:language="it" fo:country="IT" fo:font-weight="normal" officeooo:rsid="01043934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fo:language="it" fo:country="IT" fo:font-weight="normal" officeooo:rsid="0109c58e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fo:language="it" fo:country="IT" fo:font-weight="normal" officeooo:rsid="00713b84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language="it" fo:country="IT" fo:font-weight="normal" officeooo:rsid="010ad76a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fo:language="it" fo:country="IT" fo:font-weight="normal" officeooo:rsid="00740bda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fo:language="it" fo:country="IT" fo:font-weight="normal" officeooo:rsid="00a21485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fo:language="it" fo:country="IT" fo:font-weight="normal" officeooo:rsid="00a2ffd1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fo:language="it" fo:country="IT" fo:font-weight="normal" officeooo:rsid="00a35959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language="it" fo:country="IT" fo:font-weight="normal" officeooo:rsid="007b89a5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language="it" fo:country="IT" fo:font-weight="normal" officeooo:rsid="007a0a18" style:language-asian="zxx" style:country-asian="none" style:font-weight-asian="normal" style:language-complex="zxx" style:country-complex="none" style:font-weight-complex="normal"/>
    </style:style>
    <style:style style:name="T70" style:family="text">
      <style:text-properties fo:language="it" fo:country="IT" fo:font-weight="normal" officeooo:rsid="007abb4e" style:language-asian="zxx" style:country-asian="none" style:font-weight-asian="normal" style:language-complex="zxx" style:country-complex="none" style:font-weight-complex="normal"/>
    </style:style>
    <style:style style:name="T71" style:family="text">
      <style:text-properties fo:language="it" fo:country="IT" fo:font-weight="normal" officeooo:rsid="00aa2456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language="it" fo:country="IT" fo:font-weight="normal" officeooo:rsid="00aac4b8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fo:language="it" fo:country="IT" fo:font-weight="normal" officeooo:rsid="00a89b99" style:language-asian="zxx" style:country-asian="none" style:font-weight-asian="normal" style:language-complex="zxx" style:country-complex="none" style:font-weight-complex="normal"/>
    </style:style>
    <style:style style:name="T74" style:family="text">
      <style:text-properties fo:language="it" fo:country="IT" fo:font-weight="normal" officeooo:rsid="00ac8c0f" style:language-asian="zxx" style:country-asian="none" style:font-weight-asian="normal" style:language-complex="zxx" style:country-complex="none" style:font-weight-complex="normal"/>
    </style:style>
    <style:style style:name="T75" style:family="text">
      <style:text-properties fo:language="it" fo:country="IT" fo:font-weight="normal" officeooo:rsid="007eef98" style:language-asian="zxx" style:country-asian="none" style:font-weight-asian="normal" style:language-complex="zxx" style:country-complex="none" style:font-weight-complex="normal"/>
    </style:style>
    <style:style style:name="T76" style:family="text">
      <style:text-properties fo:language="it" fo:country="IT" fo:font-weight="normal" officeooo:rsid="00a37540" style:language-asian="zxx" style:country-asian="none" style:font-weight-asian="normal" style:language-complex="zxx" style:country-complex="none" style:font-weight-complex="normal"/>
    </style:style>
    <style:style style:name="T77" style:family="text">
      <style:text-properties fo:language="it" fo:country="IT" fo:font-weight="normal" officeooo:rsid="00a4af4e" style:language-asian="zxx" style:country-asian="none" style:font-weight-asian="normal" style:language-complex="zxx" style:country-complex="none" style:font-weight-complex="normal"/>
    </style:style>
    <style:style style:name="T78" style:family="text">
      <style:text-properties fo:language="it" fo:country="IT" fo:font-weight="normal" officeooo:rsid="00a54211" style:language-asian="zxx" style:country-asian="none" style:font-weight-asian="normal" style:language-complex="zxx" style:country-complex="none" style:font-weight-complex="normal"/>
    </style:style>
    <style:style style:name="T79" style:family="text">
      <style:text-properties fo:language="it" fo:country="IT" fo:font-weight="normal" officeooo:rsid="00a56d9d" style:language-asian="zxx" style:country-asian="none" style:font-weight-asian="normal" style:language-complex="zxx" style:country-complex="none" style:font-weight-complex="normal"/>
    </style:style>
    <style:style style:name="T80" style:family="text">
      <style:text-properties fo:language="it" fo:country="IT" fo:font-weight="normal" officeooo:rsid="008542e8" style:language-asian="zxx" style:country-asian="none" style:font-weight-asian="normal" style:language-complex="zxx" style:country-complex="none" style:font-weight-complex="normal"/>
    </style:style>
    <style:style style:name="T81" style:family="text">
      <style:text-properties fo:language="it" fo:country="IT" fo:font-weight="normal" officeooo:rsid="00ae5c75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it" fo:country="IT" fo:font-weight="normal" officeooo:rsid="00f39b06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it" fo:country="IT" fo:font-weight="normal" officeooo:rsid="00af9049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it" fo:country="IT" fo:font-weight="normal" officeooo:rsid="00b12d24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it" fo:country="IT" fo:font-weight="normal" officeooo:rsid="00f6221a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fo:language="it" fo:country="IT" fo:font-weight="normal" officeooo:rsid="00b2ab24" style:language-asian="zxx" style:country-asian="none" style:font-weight-asian="normal" style:language-complex="zxx" style:country-complex="none" style:font-weight-complex="normal"/>
    </style:style>
    <style:style style:name="T87" style:family="text">
      <style:text-properties fo:language="it" fo:country="IT" fo:font-weight="normal" officeooo:rsid="00b4960f" style:language-asian="zxx" style:country-asian="none" style:font-weight-asian="normal" style:language-complex="zxx" style:country-complex="none" style:font-weight-complex="normal"/>
    </style:style>
    <style:style style:name="T88" style:family="text">
      <style:text-properties fo:language="it" fo:country="IT" fo:font-weight="normal" officeooo:rsid="00b4a862" style:language-asian="zxx" style:country-asian="none" style:font-weight-asian="normal" style:language-complex="zxx" style:country-complex="none" style:font-weight-complex="normal"/>
    </style:style>
    <style:style style:name="T89" style:family="text">
      <style:text-properties fo:language="it" fo:country="IT" fo:font-weight="normal" officeooo:rsid="00b633fe" style:language-asian="zxx" style:country-asian="none" style:font-weight-asian="normal" style:language-complex="zxx" style:country-complex="none" style:font-weight-complex="normal"/>
    </style:style>
    <style:style style:name="T90" style:family="text">
      <style:text-properties fo:language="it" fo:country="IT" fo:font-weight="normal" officeooo:rsid="00b74261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language="it" fo:country="IT" fo:font-weight="normal" officeooo:rsid="00b74e27" style:language-asian="zxx" style:country-asian="none" style:font-weight-asian="normal" style:language-complex="zxx" style:country-complex="none" style:font-weight-complex="normal"/>
    </style:style>
    <style:style style:name="T92" style:family="text">
      <style:text-properties fo:language="it" fo:country="IT" fo:font-weight="normal" officeooo:rsid="011d6b21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it" fo:country="IT" fo:font-weight="normal" officeooo:rsid="00fe9f68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it" fo:country="IT" fo:font-weight="normal" officeooo:rsid="011d9042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it" fo:country="IT" fo:font-weight="normal" officeooo:rsid="014f4320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language="it" fo:country="IT" fo:font-weight="normal" officeooo:rsid="017670a5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language="it" fo:country="IT" fo:font-weight="normal" officeooo:rsid="0176f8b9" style:language-asian="zxx" style:country-asian="none" style:font-weight-asian="normal" style:language-complex="zxx" style:country-complex="none" style:font-weight-complex="normal"/>
    </style:style>
    <style:style style:name="T98" style:family="text">
      <style:text-properties fo:language="it" fo:country="IT" fo:font-weight="normal" officeooo:rsid="018b4377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it" fo:country="IT" fo:font-weight="normal" officeooo:rsid="018c9cda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it" fo:country="IT" fo:font-weight="normal" officeooo:rsid="018dd619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it" fo:country="IT" fo:font-weight="normal" officeooo:rsid="0191d63b" style:language-asian="zxx" style:country-asian="none" style:font-weight-asian="normal" style:language-complex="zxx" style:country-complex="none" style:font-weight-complex="normal"/>
    </style:style>
    <style:style style:name="T102" style:family="text">
      <style:text-properties fo:language="it" fo:country="IT" fo:font-weight="normal" officeooo:rsid="0192c64d" style:language-asian="zxx" style:country-asian="none" style:font-weight-asian="normal" style:language-complex="zxx" style:country-complex="none" style:font-weight-complex="normal"/>
    </style:style>
    <style:style style:name="T103" style:family="text">
      <style:text-properties fo:language="it" fo:country="IT" fo:font-weight="normal" officeooo:rsid="01aa218c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it" fo:country="IT" officeooo:rsid="0019c8c6"/>
    </style:style>
    <style:style style:name="T105" style:family="text">
      <style:text-properties fo:language="it" fo:country="IT" officeooo:rsid="001bc196"/>
    </style:style>
    <style:style style:name="T106" style:family="text">
      <style:text-properties fo:language="it" fo:country="IT" officeooo:rsid="001c7c1f"/>
    </style:style>
    <style:style style:name="T107" style:family="text">
      <style:text-properties fo:language="it" fo:country="IT" officeooo:rsid="001de39d"/>
    </style:style>
    <style:style style:name="T108" style:family="text">
      <style:text-properties fo:language="it" fo:country="IT" officeooo:rsid="00068109" style:language-asian="zxx" style:country-asian="none" style:language-complex="zxx" style:country-complex="none"/>
    </style:style>
    <style:style style:name="T109" style:family="text">
      <style:text-properties fo:language="it" fo:country="IT" officeooo:rsid="002aa48b" style:language-asian="zxx" style:country-asian="none" style:language-complex="zxx" style:country-complex="none"/>
    </style:style>
    <style:style style:name="T110" style:family="text">
      <style:text-properties fo:language="it" fo:country="IT" officeooo:rsid="0048edb5"/>
    </style:style>
    <style:style style:name="T111" style:family="text">
      <style:text-properties fo:language="it" fo:country="IT" officeooo:rsid="004a1f50"/>
    </style:style>
    <style:style style:name="T112" style:family="text">
      <style:text-properties fo:language="it" fo:country="IT" officeooo:rsid="004c774b"/>
    </style:style>
    <style:style style:name="T113" style:family="text">
      <style:text-properties fo:language="it" fo:country="IT" officeooo:rsid="004e6af9"/>
    </style:style>
    <style:style style:name="T114" style:family="text">
      <style:text-properties style:language-asian="zxx" style:country-asian="none" style:language-complex="zxx" style:country-complex="none"/>
    </style:style>
    <style:style style:name="T115" style:family="text">
      <style:text-properties officeooo:rsid="00082dc2" style:language-asian="zxx" style:country-asian="none" style:language-complex="zxx" style:country-complex="none"/>
    </style:style>
    <style:style style:name="T116" style:family="text">
      <style:text-properties officeooo:rsid="00096c4e" style:language-asian="zxx" style:country-asian="none" style:language-complex="zxx" style:country-complex="none"/>
    </style:style>
    <style:style style:name="T117" style:family="text">
      <style:text-properties officeooo:rsid="003e6b7e" style:language-asian="zxx" style:country-asian="none" style:language-complex="zxx" style:country-complex="none"/>
    </style:style>
    <style:style style:name="T118" style:family="text">
      <style:text-properties officeooo:rsid="00419f34" style:language-asian="zxx" style:country-asian="none" style:language-complex="zxx" style:country-complex="none"/>
    </style:style>
    <style:style style:name="T119" style:family="text">
      <style:text-properties officeooo:rsid="0048dc64" style:language-asian="zxx" style:country-asian="none" style:language-complex="zxx" style:country-complex="none"/>
    </style:style>
    <style:style style:name="T120" style:family="text">
      <style:text-properties officeooo:rsid="0048edb5" style:language-asian="zxx" style:country-asian="none" style:language-complex="zxx" style:country-complex="none"/>
    </style:style>
    <style:style style:name="T121" style:family="text">
      <style:text-properties officeooo:rsid="005ff3e7" style:language-asian="zxx" style:country-asian="none" style:language-complex="zxx" style:country-complex="none"/>
    </style:style>
    <style:style style:name="T122" style:family="text">
      <style:text-properties officeooo:rsid="00d45bb0" style:language-asian="zxx" style:country-asian="none" style:language-complex="zxx" style:country-complex="none"/>
    </style:style>
    <style:style style:name="T123" style:family="text">
      <style:text-properties officeooo:rsid="00d45ee0" style:language-asian="zxx" style:country-asian="none" style:language-complex="zxx" style:country-complex="none"/>
    </style:style>
    <style:style style:name="T124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126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19aa54e" style:font-weight-asian="bold" style:font-weight-complex="bold"/>
    </style:style>
    <style:style style:name="T129" style:family="text">
      <style:text-properties fo:font-weight="bold" officeooo:rsid="01ab6863" style:font-weight-asian="bold" style:font-weight-complex="bold"/>
    </style:style>
    <style:style style:name="T130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131" style:family="text">
      <style:text-properties fo:color="#569cd6" style:font-name="'DejaVu Sans Mono', 'Droid Sans Mono', monospace, monospace, 'Droid Sans Fallback'," fo:font-size="11pt" fo:background-color="#1e1e1e" loext:char-shading-value="0" style:font-size-asian="11pt" style:font-size-complex="11pt"/>
    </style:style>
    <style:style style:name="T132" style:family="text">
      <style:text-properties fo:color="#569cd6" style:font-name="'DejaVu Sans Mono', 'Droid Sans Mono', monospace, monospace, 'Droid Sans Fallback'," fo:font-size="11pt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33" style:family="text">
      <style:text-properties fo:color="#569cd6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135" style:family="text">
      <style:text-properties fo:color="#d4d4d4" style:font-name="'DejaVu Sans Mono', 'Droid Sans Mono', monospace, monospace, 'Droid Sans Fallback'," fo:font-size="11pt" fo:background-color="#1e1e1e" loext:char-shading-value="0" style:font-size-asian="11pt" style:font-size-complex="11pt"/>
    </style:style>
    <style:style style:name="T136" style:family="text">
      <style:text-properties fo:color="#d4d4d4" style:font-name="'DejaVu Sans Mono', 'Droid Sans Mono', monospace, monospace, 'Droid Sans Fallback'," fo:font-size="11pt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37" style:family="text">
      <style:text-properties fo:color="#d4d4d4" style:font-name="'DejaVu Sans Mono', 'Droid Sans Mono', monospace, monospace, 'Droid Sans Fallback'," fo:font-size="11pt" fo:language="zxx" fo:country="none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38" style:family="text">
      <style:text-properties fo:color="#d4d4d4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140" style:family="text">
      <style:text-properties fo:color="#dcdcaa" style:font-name="'DejaVu Sans Mono', 'Droid Sans Mono', monospace, monospace, 'Droid Sans Fallback'," fo:font-size="11pt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41" style:family="text">
      <style:text-properties fo:color="#dcdcaa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143" style:family="text">
      <style:text-properties fo:color="#4ec9b0" style:font-name="'DejaVu Sans Mono', 'Droid Sans Mono', monospace, monospace, 'Droid Sans Fallback'," fo:font-size="11pt" fo:language="zxx" fo:country="none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44" style:family="text">
      <style:text-properties fo:color="#4ec9b0" style:font-name="'DejaVu Sans Mono', 'Droid Sans Mono', monospace, monospace, 'Droid Sans Fallback'," fo:font-size="11pt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45" style:family="text">
      <style:text-properties fo:color="#4ec9b0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146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147" style:family="text">
      <style:text-properties fo:color="#9cdcfe" style:font-name="'DejaVu Sans Mono', 'Droid Sans Mono', monospace, monospace, 'Droid Sans Fallback'," fo:font-size="11pt" fo:background-color="#1e1e1e" loext:char-shading-value="0" style:font-size-asian="11pt" style:language-asian="zxx" style:country-asian="none" style:font-size-complex="11pt" style:language-complex="zxx" style:country-complex="none"/>
    </style:style>
    <style:style style:name="T148" style:family="text">
      <style:text-properties fo:color="#9cdcfe" style:font-name="'DejaVu Sans Mono', 'Droid Sans Mono', monospace, monospace, 'Droid Sans Fallback'," fo:language="it" fo:country="IT" fo:font-weight="normal" officeooo:rsid="004017ba" fo:background-color="#1e1e1e" loext:char-shading-value="0" style:language-asian="zxx" style:country-asian="none" style:font-weight-asian="normal" style:language-complex="zxx" style:country-complex="none" style:font-weight-complex="normal"/>
    </style:style>
    <style:style style:name="T149" style:family="text">
      <style:text-properties fo:font-size="12pt" fo:language="it" fo:country="IT" fo:font-weight="normal" officeooo:rsid="0111eb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0" style:family="text">
      <style:text-properties fo:color="#000000" style:font-name="Liberation Serif" fo:font-size="12pt" fo:language="it" fo:country="I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1" style:family="text">
      <style:text-properties fo:color="#000000" style:font-name="Liberation Serif" fo:font-size="12pt" fo:language="it" fo:country="IT" fo:font-weight="normal" officeooo:rsid="004214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2" style:family="text">
      <style:text-properties fo:color="#000000" style:font-name="Liberation Serif" fo:font-size="12pt" fo:language="it" fo:country="IT" fo:font-weight="normal" officeooo:rsid="00dbc7b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3" style:family="text">
      <style:text-properties fo:color="#000000" fo:language="it" fo:country="IT" fo:font-weight="normal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4" style:family="text">
      <style:text-properties fo:color="#000000" fo:language="it" fo:country="IT" fo:font-weight="normal" officeooo:rsid="0042145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5" style:family="text">
      <style:text-properties fo:color="#000000" fo:language="it" fo:country="IT" fo:font-weight="normal" officeooo:rsid="0067204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6" style:family="text">
      <style:text-properties fo:color="#000000" fo:language="it" fo:country="IT" fo:font-weight="normal" officeooo:rsid="00691a7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7" style:family="text">
      <style:text-properties fo:color="#000000" fo:language="it" fo:country="IT" fo:font-weight="normal" officeooo:rsid="00430a0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8" style:family="text">
      <style:text-properties fo:color="#000000" fo:language="it" fo:country="IT" fo:font-weight="normal" officeooo:rsid="00694fb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59" style:family="text">
      <style:text-properties fo:color="#000000" fo:language="it" fo:country="IT" fo:font-weight="normal" officeooo:rsid="004405bd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0" style:family="text">
      <style:text-properties fo:color="#000000" fo:language="it" fo:country="IT" fo:font-weight="normal" officeooo:rsid="00dd77af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1" style:family="text">
      <style:text-properties fo:color="#000000" fo:language="it" fo:country="IT" fo:font-weight="normal" officeooo:rsid="006a4dd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2" style:family="text">
      <style:text-properties fo:color="#000000" fo:language="it" fo:country="IT" fo:font-weight="normal" officeooo:rsid="011e1ec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3" style:family="text">
      <style:text-properties fo:color="#000000" fo:language="it" fo:country="IT" fo:font-weight="normal" officeooo:rsid="011e422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4" style:family="text">
      <style:text-properties fo:color="#000000" fo:language="it" fo:country="IT" fo:font-weight="normal" officeooo:rsid="0120194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5" style:family="text">
      <style:text-properties fo:color="#000000" fo:language="it" fo:country="IT" fo:font-weight="normal" officeooo:rsid="01202293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6" style:family="text">
      <style:text-properties fo:color="#000000" fo:language="it" fo:country="IT" fo:font-weight="normal" officeooo:rsid="0120e0d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7" style:family="text">
      <style:text-properties fo:color="#000000" fo:language="it" fo:country="IT" fo:font-weight="normal" officeooo:rsid="0121778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8" style:family="text">
      <style:text-properties fo:color="#000000" fo:language="it" fo:country="IT" fo:font-weight="normal" officeooo:rsid="01233dd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69" style:family="text">
      <style:text-properties fo:color="#000000" fo:language="it" fo:country="IT" fo:font-weight="normal" officeooo:rsid="0124e55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0" style:family="text">
      <style:text-properties fo:color="#000000" fo:language="it" fo:country="IT" fo:font-weight="normal" officeooo:rsid="012516a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1" style:family="text">
      <style:text-properties fo:color="#000000" fo:language="it" fo:country="IT" fo:font-weight="normal" officeooo:rsid="0125f76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2" style:family="text">
      <style:text-properties fo:color="#000000" fo:language="it" fo:country="IT" fo:font-weight="normal" officeooo:rsid="0127b67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3" style:family="text">
      <style:text-properties fo:color="#000000" fo:language="it" fo:country="IT" fo:font-weight="normal" officeooo:rsid="01295bb6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4" style:family="text">
      <style:text-properties fo:color="#000000" fo:language="it" fo:country="IT" fo:font-weight="normal" officeooo:rsid="0129c73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5" style:family="text">
      <style:text-properties fo:color="#000000" fo:language="it" fo:country="IT" fo:font-weight="normal" officeooo:rsid="00dd96d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6" style:family="text">
      <style:text-properties fo:color="#000000" fo:language="it" fo:country="IT" fo:font-weight="normal" officeooo:rsid="012b2da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7" style:family="text">
      <style:text-properties fo:color="#000000" fo:language="it" fo:country="IT" fo:font-weight="normal" officeooo:rsid="012c8f20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8" style:family="text">
      <style:text-properties fo:color="#000000" fo:language="it" fo:country="IT" fo:font-weight="normal" officeooo:rsid="012e655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9" style:family="text">
      <style:text-properties fo:color="#000000" fo:language="it" fo:country="IT" fo:font-weight="normal" officeooo:rsid="012fc4d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0" style:family="text">
      <style:text-properties fo:color="#000000" fo:language="it" fo:country="IT" fo:font-weight="normal" officeooo:rsid="00deaffb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1" style:family="text">
      <style:text-properties fo:color="#000000" fo:language="it" fo:country="IT" fo:font-weight="normal" officeooo:rsid="00d5ef4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2" style:family="text">
      <style:text-properties fo:color="#000000" fo:language="it" fo:country="IT" fo:font-weight="normal" officeooo:rsid="00d77c04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3" style:family="text">
      <style:text-properties fo:color="#000000" fo:language="it" fo:country="IT" fo:font-weight="normal" officeooo:rsid="01308a1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4" style:family="text">
      <style:text-properties fo:color="#000000" fo:language="it" fo:country="IT" fo:font-weight="normal" officeooo:rsid="00d7a11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5" style:family="text">
      <style:text-properties fo:color="#000000" fo:language="it" fo:country="IT" fo:font-weight="normal" officeooo:rsid="00d9038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6" style:family="text">
      <style:text-properties fo:color="#000000" fo:language="it" fo:country="IT" fo:font-weight="normal" officeooo:rsid="01ad31b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7" style:family="text">
      <style:text-properties fo:color="#000000" fo:language="it" fo:country="IT" fo:font-weight="normal" officeooo:rsid="01af2c0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8" style:family="text">
      <style:text-properties fo:color="#000000" style:font-name="DejaVu Sans" fo:font-size="11pt" fo:language="it" fo:country="IT" fo:font-weight="normal" officeooo:rsid="00609d35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9" style:family="text">
      <style:text-properties fo:color="#000000" style:font-name="DejaVu Sans" fo:font-size="11pt" fo:language="it" fo:country="IT" fo:font-weight="normal" officeooo:rsid="00419f3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0" style:family="text">
      <style:text-properties fo:color="#000000" style:font-name="DejaVu Sans" fo:font-size="11pt" fo:language="it" fo:country="IT" fo:font-weight="normal" officeooo:rsid="013c090d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1" style:family="text">
      <style:text-properties fo:color="#000000" style:font-name="DejaVu Sans" fo:font-size="11pt" fo:language="it" fo:country="IT" fo:font-weight="normal" officeooo:rsid="0061960b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2" style:family="text">
      <style:text-properties fo:color="#000000" style:font-name="DejaVu Sans" fo:font-size="11pt" fo:language="it" fo:country="IT" fo:font-weight="normal" officeooo:rsid="013de6bf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3" style:family="text">
      <style:text-properties fo:color="#000000" style:font-name="DejaVu Sans" fo:font-size="11pt" fo:language="it" fo:country="IT" fo:font-weight="normal" officeooo:rsid="0066790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4" style:family="text">
      <style:text-properties fo:color="#000000" style:font-name="DejaVu Sans" fo:font-size="11pt" fo:language="it" fo:country="IT" fo:font-weight="normal" officeooo:rsid="00421457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5" style:family="text">
      <style:text-properties fo:color="#000000" style:font-name="DejaVu Sans" fo:font-size="11pt" fo:language="it" fo:country="IT" fo:font-weight="normal" officeooo:rsid="004405bd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6" style:family="text">
      <style:text-properties fo:color="#000000" style:font-name="DejaVu Sans" fo:font-size="11pt" fo:language="it" fo:country="IT" fo:font-weight="normal" officeooo:rsid="00dd77af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7" style:family="text">
      <style:text-properties fo:color="#000000" style:font-name="DejaVu Sans" fo:font-size="11pt" fo:language="it" fo:country="IT" fo:font-weight="normal" officeooo:rsid="01ad31b8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8" style:family="text">
      <style:text-properties fo:color="#000000" style:font-name="DejaVu Sans" fo:font-size="11pt" fo:language="it" fo:country="IT" fo:font-weight="normal" officeooo:rsid="01af656c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9" style:family="text">
      <style:text-properties fo:color="#000000" style:font-name="DejaVu Sans" fo:font-size="11pt" fo:language="it" fo:country="IT" fo:font-weight="normal" officeooo:rsid="006a4dd7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0" style:family="text">
      <style:text-properties fo:color="#000000" style:font-name="DejaVu Sans" fo:font-size="11pt" fo:language="it" fo:country="IT" fo:font-weight="normal" officeooo:rsid="011e1ec4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1" style:family="text">
      <style:text-properties fo:color="#000000" style:font-name="DejaVu Sans" fo:font-size="11pt" fo:language="it" fo:country="IT" fo:font-weight="normal" officeooo:rsid="011e4221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2" style:family="text">
      <style:text-properties fo:color="#000000" style:font-name="DejaVu Sans" fo:font-size="11pt" fo:language="it" fo:country="IT" fo:font-weight="normal" officeooo:rsid="01b0a0f9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3" style:family="text">
      <style:text-properties fo:color="#000000" style:font-name="DejaVu Sans" fo:font-size="11pt" fo:language="it" fo:country="IT" fo:font-weight="bold" officeooo:rsid="00419f34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04" style:family="text">
      <style:text-properties officeooo:rsid="005fb566"/>
    </style:style>
    <style:style style:name="T205" style:family="text">
      <style:text-properties fo:font-weight="normal" officeooo:rsid="008f5b86" style:font-weight-asian="normal" style:font-weight-complex="normal"/>
    </style:style>
    <style:style style:name="T206" style:family="text">
      <style:text-properties fo:font-weight="normal" officeooo:rsid="00905f51" style:font-weight-asian="normal" style:font-weight-complex="normal"/>
    </style:style>
    <style:style style:name="T207" style:family="text">
      <style:text-properties fo:font-weight="normal" officeooo:rsid="0136d792" style:font-weight-asian="normal" style:font-weight-complex="normal"/>
    </style:style>
    <style:style style:name="T208" style:family="text">
      <style:text-properties fo:font-weight="normal" officeooo:rsid="01384e6e" style:font-weight-asian="normal" style:font-weight-complex="normal"/>
    </style:style>
    <style:style style:name="T209" style:family="text">
      <style:text-properties fo:font-weight="normal" officeooo:rsid="013914b7" style:font-weight-asian="normal" style:font-weight-complex="normal"/>
    </style:style>
    <style:style style:name="T210" style:family="text">
      <style:text-properties fo:font-weight="normal" officeooo:rsid="013ac8e9" style:font-weight-asian="normal" style:font-weight-complex="normal"/>
    </style:style>
    <style:style style:name="T211" style:family="text">
      <style:text-properties officeooo:rsid="00a85f41"/>
    </style:style>
    <style:style style:name="T212" style:family="text">
      <style:text-properties officeooo:rsid="00d5acef"/>
    </style:style>
    <style:style style:name="T213" style:family="text">
      <style:text-properties style:font-name="DejaVu Sans"/>
    </style:style>
    <style:style style:name="T214" style:family="text">
      <style:text-properties style:font-name="DejaVu Sans" fo:font-size="11pt" fo:language="it" fo:country="IT" fo:font-style="normal" fo:font-weight="bold" officeooo:rsid="00740bda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15" style:family="text">
      <style:text-properties style:font-name="DejaVu Sans" fo:font-size="11pt" fo:language="it" fo:country="IT" fo:font-style="normal" fo:font-weight="bold" officeooo:rsid="0081c046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16" style:family="text">
      <style:text-properties style:font-name="DejaVu Sans" fo:font-size="11pt" fo:language="it" fo:country="IT" fo:font-style="normal" fo:font-weight="bold" officeooo:rsid="0083576f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217" style:family="text">
      <style:text-properties style:font-name="DejaVu Sans" fo:font-size="11pt" fo:language="it" fo:country="IT" fo:font-weight="normal" officeooo:rsid="0111eb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8" style:family="text">
      <style:text-properties style:font-name="DejaVu Sans" fo:font-size="11pt" fo:language="it" fo:country="IT" fo:font-weight="normal" officeooo:rsid="002aa48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9" style:family="text">
      <style:text-properties style:font-name="DejaVu Sans" fo:font-size="11pt" fo:language="it" fo:country="IT" fo:font-weight="normal" officeooo:rsid="0148c7c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0" style:family="text">
      <style:text-properties style:font-name="DejaVu Sans" fo:font-size="11pt" fo:language="it" fo:country="IT" fo:font-weight="normal" officeooo:rsid="0149e26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1" style:family="text">
      <style:text-properties style:font-name="DejaVu Sans" fo:font-size="11pt" fo:language="it" fo:country="IT" fo:font-weight="normal" officeooo:rsid="002d67e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2" style:family="text">
      <style:text-properties style:font-name="DejaVu Sans" fo:font-size="11pt" fo:language="it" fo:country="IT" fo:font-weight="normal" officeooo:rsid="002f221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3" style:family="text">
      <style:text-properties style:font-name="DejaVu Sans" fo:font-size="11pt" fo:language="it" fo:country="IT" fo:font-weight="normal" officeooo:rsid="0031045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4" style:family="text">
      <style:text-properties style:font-name="DejaVu Sans" fo:font-size="11pt" fo:language="it" fo:country="IT" fo:font-weight="normal" officeooo:rsid="003226d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5" style:family="text">
      <style:text-properties style:font-name="DejaVu Sans" fo:font-size="11pt" fo:language="it" fo:country="IT" fo:font-weight="normal" officeooo:rsid="002b6be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6" style:family="text">
      <style:text-properties style:font-name="DejaVu Sans" fo:font-size="11pt" fo:language="it" fo:country="IT" fo:font-weight="normal" officeooo:rsid="0034438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7" style:family="text">
      <style:text-properties style:font-name="DejaVu Sans" fo:font-size="11pt" fo:language="it" fo:country="IT" fo:font-weight="normal" officeooo:rsid="0050b7b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8" style:family="text">
      <style:text-properties style:font-name="DejaVu Sans" fo:font-size="11pt" fo:language="it" fo:country="IT" fo:font-weight="normal" officeooo:rsid="014b13e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9" style:family="text">
      <style:text-properties style:font-name="DejaVu Sans" fo:font-size="11pt" fo:language="it" fo:country="IT" fo:font-weight="normal" officeooo:rsid="014cb24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0" style:family="text">
      <style:text-properties style:font-name="DejaVu Sans" fo:font-size="11pt" fo:language="it" fo:country="IT" fo:font-weight="normal" officeooo:rsid="014e20d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1" style:family="text">
      <style:text-properties style:font-name="DejaVu Sans" fo:font-size="11pt" fo:language="it" fo:country="IT" fo:font-weight="normal" officeooo:rsid="01502d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2" style:family="text">
      <style:text-properties style:font-name="DejaVu Sans" fo:font-size="11pt" fo:language="it" fo:country="IT" fo:font-weight="normal" officeooo:rsid="0048edb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3" style:family="text">
      <style:text-properties style:font-name="DejaVu Sans" fo:font-size="11pt" fo:language="it" fo:country="IT" fo:font-weight="normal" officeooo:rsid="0132808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font-name="DejaVu Sans" fo:font-size="11pt" fo:language="it" fo:country="IT" fo:font-weight="normal" officeooo:rsid="00096c4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5" style:family="text">
      <style:text-properties style:font-name="DejaVu Sans" fo:font-size="11pt" fo:language="it" fo:country="IT" fo:font-weight="normal" officeooo:rsid="015245c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6" style:family="text">
      <style:text-properties style:font-name="DejaVu Sans" fo:font-size="11pt" fo:language="it" fo:country="IT" fo:font-weight="normal" officeooo:rsid="0075631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7" style:family="text">
      <style:text-properties style:font-name="DejaVu Sans" fo:font-size="11pt" fo:language="it" fo:country="IT" fo:font-weight="normal" officeooo:rsid="0035cd0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8" style:family="text">
      <style:text-properties style:font-name="DejaVu Sans" fo:font-size="11pt" fo:language="it" fo:country="IT" fo:font-weight="normal" officeooo:rsid="0168e8f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9" style:family="text">
      <style:text-properties style:font-name="DejaVu Sans" fo:font-size="11pt" fo:language="it" fo:country="IT" fo:font-weight="normal" officeooo:rsid="0077155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0" style:family="text">
      <style:text-properties style:font-name="DejaVu Sans" fo:font-size="11pt" fo:language="it" fo:country="IT" fo:font-weight="normal" officeooo:rsid="00868d5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1" style:family="text">
      <style:text-properties style:font-name="DejaVu Sans" fo:font-size="11pt" fo:language="it" fo:country="IT" fo:font-weight="normal" officeooo:rsid="00960d1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2" style:family="text">
      <style:text-properties style:font-name="DejaVu Sans" fo:font-size="11pt" fo:language="it" fo:country="IT" fo:font-weight="normal" officeooo:rsid="0097762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3" style:family="text">
      <style:text-properties style:font-name="DejaVu Sans" fo:font-size="11pt" fo:language="it" fo:country="IT" fo:font-weight="normal" officeooo:rsid="009797d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4" style:family="text">
      <style:text-properties style:font-name="DejaVu Sans" fo:font-size="11pt" fo:language="it" fo:country="IT" fo:font-weight="normal" officeooo:rsid="006f095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5" style:family="text">
      <style:text-properties style:font-name="DejaVu Sans" fo:font-size="11pt" fo:language="it" fo:country="IT" fo:font-weight="normal" officeooo:rsid="016e4b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6" style:family="text">
      <style:text-properties style:font-name="DejaVu Sans" fo:font-size="11pt" fo:language="it" fo:country="IT" fo:font-weight="normal" officeooo:rsid="005b25a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7" style:family="text">
      <style:text-properties style:font-name="DejaVu Sans" fo:font-size="11pt" fo:language="it" fo:country="IT" fo:font-weight="normal" officeooo:rsid="016e8ca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8" style:family="text">
      <style:text-properties style:font-name="DejaVu Sans" fo:font-size="11pt" fo:language="it" fo:country="IT" fo:font-weight="normal" officeooo:rsid="016f572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49" style:family="text">
      <style:text-properties style:font-name="DejaVu Sans" fo:font-size="11pt" fo:language="it" fo:country="IT" fo:font-weight="normal" officeooo:rsid="009abda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0" style:family="text">
      <style:text-properties style:font-name="DejaVu Sans" fo:font-size="11pt" fo:language="it" fo:country="IT" fo:font-weight="normal" officeooo:rsid="006fefe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1" style:family="text">
      <style:text-properties style:font-name="DejaVu Sans" fo:font-size="11pt" fo:language="it" fo:country="IT" fo:font-weight="normal" officeooo:rsid="016fb67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2" style:family="text">
      <style:text-properties style:font-name="DejaVu Sans" fo:font-size="11pt" fo:language="it" fo:country="IT" fo:font-weight="normal" officeooo:rsid="0036103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3" style:family="text">
      <style:text-properties style:font-name="DejaVu Sans" fo:font-size="11pt" fo:language="it" fo:country="IT" fo:font-weight="normal" officeooo:rsid="0039c4f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4" style:family="text">
      <style:text-properties style:font-name="DejaVu Sans" fo:font-size="11pt" fo:language="it" fo:country="IT" fo:font-weight="normal" officeooo:rsid="005c65b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5" style:family="text">
      <style:text-properties style:font-name="DejaVu Sans" fo:font-size="11pt" fo:language="it" fo:country="IT" fo:font-weight="normal" officeooo:rsid="006bc9d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6" style:family="text">
      <style:text-properties style:font-name="DejaVu Sans" fo:font-size="11pt" fo:language="it" fo:country="IT" fo:font-weight="normal" officeooo:rsid="009c64f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7" style:family="text">
      <style:text-properties style:font-name="DejaVu Sans" fo:font-size="11pt" fo:language="it" fo:country="IT" fo:font-weight="normal" officeooo:rsid="017147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8" style:family="text">
      <style:text-properties style:font-name="DejaVu Sans" fo:font-size="11pt" fo:language="it" fo:country="IT" fo:font-weight="normal" officeooo:rsid="01723ba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9" style:family="text">
      <style:text-properties style:font-name="DejaVu Sans" fo:font-size="11pt" fo:language="it" fo:country="IT" fo:font-weight="normal" officeooo:rsid="0172c92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0" style:family="text">
      <style:text-properties style:font-name="DejaVu Sans" fo:font-size="11pt" fo:language="it" fo:country="IT" fo:font-weight="normal" officeooo:rsid="0175870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1" style:family="text">
      <style:text-properties style:font-name="DejaVu Sans" fo:font-size="11pt" fo:language="it" fo:country="IT" fo:font-weight="normal" officeooo:rsid="0175eb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2" style:family="text">
      <style:text-properties style:font-name="DejaVu Sans" fo:font-size="11pt" fo:language="it" fo:country="IT" fo:font-weight="normal" officeooo:rsid="00718ab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3" style:family="text">
      <style:text-properties style:font-name="DejaVu Sans" fo:font-size="11pt" fo:language="it" fo:country="IT" fo:font-weight="normal" officeooo:rsid="00722ee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4" style:family="text">
      <style:text-properties style:font-name="DejaVu Sans" fo:font-size="11pt" fo:language="it" fo:country="IT" fo:font-weight="normal" officeooo:rsid="017dca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5" style:family="text">
      <style:text-properties style:font-name="DejaVu Sans" fo:font-size="11pt" fo:language="it" fo:country="IT" fo:font-weight="normal" officeooo:rsid="017cac3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6" style:family="text">
      <style:text-properties style:font-name="DejaVu Sans" fo:font-size="11pt" fo:language="it" fo:country="IT" fo:font-weight="normal" officeooo:rsid="010f4a9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7" style:family="text">
      <style:text-properties style:font-name="DejaVu Sans" fo:font-size="11pt" fo:language="it" fo:country="IT" fo:font-weight="normal" officeooo:rsid="017e18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8" style:family="text">
      <style:text-properties style:font-name="DejaVu Sans" fo:font-size="11pt" fo:language="it" fo:country="IT" fo:font-weight="normal" officeooo:rsid="018156e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69" style:family="text">
      <style:text-properties style:font-name="DejaVu Sans" fo:font-size="11pt" fo:language="it" fo:country="IT" fo:font-weight="normal" officeooo:rsid="0182e63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0" style:family="text">
      <style:text-properties style:font-name="DejaVu Sans" fo:font-size="11pt" fo:language="it" fo:country="IT" fo:font-weight="normal" officeooo:rsid="0183de4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1" style:family="text">
      <style:text-properties style:font-name="DejaVu Sans" fo:font-size="11pt" fo:language="it" fo:country="IT" fo:font-weight="normal" officeooo:rsid="01856dd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2" style:family="text">
      <style:text-properties style:font-name="DejaVu Sans" fo:font-size="11pt" fo:language="it" fo:country="IT" fo:font-weight="normal" officeooo:rsid="01873d5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3" style:family="text">
      <style:text-properties style:font-name="DejaVu Sans" fo:font-size="11pt" fo:language="it" fo:country="IT" fo:font-weight="normal" officeooo:rsid="0188de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4" style:family="text">
      <style:text-properties style:font-name="DejaVu Sans" fo:font-size="11pt" fo:language="it" fo:country="IT" fo:font-weight="normal" officeooo:rsid="00740bd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5" style:family="text">
      <style:text-properties style:font-name="DejaVu Sans" fo:font-size="11pt" fo:language="it" fo:country="IT" fo:font-weight="normal" officeooo:rsid="01894e9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6" style:family="text">
      <style:text-properties style:font-name="DejaVu Sans" fo:font-size="11pt" fo:language="it" fo:country="IT" fo:font-weight="normal" officeooo:rsid="0081c04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7" style:family="text">
      <style:text-properties style:font-name="DejaVu Sans" fo:font-size="11pt" fo:language="it" fo:country="IT" fo:font-weight="normal" officeooo:rsid="019834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8" style:family="text">
      <style:text-properties style:font-name="DejaVu Sans" fo:font-size="11pt" fo:language="it" fo:country="IT" fo:font-weight="normal" officeooo:rsid="019956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79" style:family="text">
      <style:text-properties style:font-name="DejaVu Sans" fo:font-size="11pt" fo:language="it" fo:country="IT" fo:font-weight="normal" officeooo:rsid="007d0df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0" style:family="text">
      <style:text-properties style:font-name="DejaVu Sans" fo:font-size="11pt" fo:language="it" fo:country="IT" fo:font-weight="normal" officeooo:rsid="00df377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1" style:family="text">
      <style:text-properties style:font-name="DejaVu Sans" fo:font-size="11pt" fo:language="it" fo:country="IT" fo:font-weight="normal" officeooo:rsid="00f0458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2" style:family="text">
      <style:text-properties style:font-name="DejaVu Sans" fo:font-size="11pt" fo:language="it" fo:country="IT" fo:font-weight="normal" officeooo:rsid="00ee8da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3" style:family="text">
      <style:text-properties style:font-name="DejaVu Sans" fo:font-size="11pt" fo:language="it" fo:country="IT" fo:font-weight="normal" officeooo:rsid="019c8e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4" style:family="text">
      <style:text-properties style:font-name="DejaVu Sans" fo:font-size="11pt" fo:language="it" fo:country="IT" fo:font-weight="normal" officeooo:rsid="00e0647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5" style:family="text">
      <style:text-properties style:font-name="DejaVu Sans" fo:font-size="11pt" fo:language="it" fo:country="IT" fo:font-weight="normal" officeooo:rsid="00eb7b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6" style:family="text">
      <style:text-properties style:font-name="DejaVu Sans" fo:font-size="11pt" fo:language="it" fo:country="IT" fo:font-weight="normal" officeooo:rsid="019d20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7" style:family="text">
      <style:text-properties style:font-name="DejaVu Sans" fo:font-size="11pt" fo:language="it" fo:country="IT" fo:font-weight="normal" officeooo:rsid="00e454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8" style:family="text">
      <style:text-properties style:font-name="DejaVu Sans" fo:font-size="11pt" fo:language="it" fo:country="IT" fo:font-weight="normal" officeooo:rsid="019ef8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89" style:family="text">
      <style:text-properties style:font-name="DejaVu Sans" fo:font-size="11pt" fo:language="it" fo:country="IT" fo:font-weight="normal" officeooo:rsid="00e610b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0" style:family="text">
      <style:text-properties style:font-name="DejaVu Sans" fo:font-size="11pt" fo:language="it" fo:country="IT" fo:font-weight="normal" officeooo:rsid="00a6300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1" style:family="text">
      <style:text-properties style:font-name="DejaVu Sans" fo:font-size="11pt" fo:language="it" fo:country="IT" fo:font-weight="normal" officeooo:rsid="00ea6a3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2" style:family="text">
      <style:text-properties style:font-name="DejaVu Sans" fo:font-size="11pt" fo:language="it" fo:country="IT" fo:font-weight="normal" officeooo:rsid="00ed0c3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3" style:family="text">
      <style:text-properties style:font-name="DejaVu Sans" fo:font-size="11pt" fo:language="it" fo:country="IT" fo:font-weight="normal" officeooo:rsid="00f0482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4" style:family="text">
      <style:text-properties style:font-name="DejaVu Sans" fo:font-size="11pt" fo:language="it" fo:country="IT" fo:font-weight="normal" officeooo:rsid="00a85f4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5" style:family="text">
      <style:text-properties style:font-name="DejaVu Sans" fo:font-size="11pt" fo:language="it" fo:country="IT" fo:font-weight="normal" officeooo:rsid="00ed16c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6" style:family="text">
      <style:text-properties style:font-name="DejaVu Sans" fo:font-size="11pt" fo:language="it" fo:country="IT" fo:font-weight="normal" officeooo:rsid="00f137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7" style:family="text">
      <style:text-properties style:font-name="DejaVu Sans" fo:font-size="11pt" fo:language="it" fo:country="IT" fo:font-weight="normal" officeooo:rsid="00f37b0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8" style:family="text">
      <style:text-properties style:font-name="DejaVu Sans" fo:font-size="11pt" fo:language="it" fo:country="IT" fo:font-weight="normal" officeooo:rsid="01a10a7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9" style:family="text">
      <style:text-properties style:font-name="DejaVu Sans" fo:font-size="11pt" fo:language="it" fo:country="IT" fo:font-weight="normal" officeooo:rsid="01a188c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0" style:family="text">
      <style:text-properties style:font-name="DejaVu Sans" fo:font-size="11pt" fo:language="it" fo:country="IT" fo:font-weight="normal" officeooo:rsid="01a1f78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1" style:family="text">
      <style:text-properties style:font-name="DejaVu Sans" fo:font-size="11pt" fo:language="it" fo:country="IT" fo:font-weight="normal" officeooo:rsid="01a39c8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2" style:family="text">
      <style:text-properties style:font-name="DejaVu Sans" fo:font-size="11pt" fo:language="it" fo:country="IT" fo:font-weight="normal" officeooo:rsid="01a4b44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3" style:family="text">
      <style:text-properties style:font-name="DejaVu Sans" fo:font-size="11pt" fo:language="it" fo:country="IT" fo:font-weight="normal" officeooo:rsid="00b83d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4" style:family="text">
      <style:text-properties style:font-name="DejaVu Sans" fo:font-size="11pt" fo:language="it" fo:country="IT" fo:font-weight="normal" officeooo:rsid="00f8ba9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5" style:family="text">
      <style:text-properties style:font-name="DejaVu Sans" fo:font-size="11pt" fo:language="it" fo:country="IT" fo:font-weight="normal" officeooo:rsid="00af904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6" style:family="text">
      <style:text-properties style:font-name="DejaVu Sans" fo:font-size="11pt" fo:language="it" fo:country="IT" fo:font-weight="normal" officeooo:rsid="00bea45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7" style:family="text">
      <style:text-properties style:font-name="DejaVu Sans" fo:font-size="11pt" fo:language="it" fo:country="IT" fo:font-weight="normal" officeooo:rsid="00bdb3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8" style:family="text">
      <style:text-properties style:font-name="DejaVu Sans" fo:font-size="11pt" fo:language="it" fo:country="IT" fo:font-weight="normal" officeooo:rsid="00bdf27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09" style:family="text">
      <style:text-properties style:font-name="DejaVu Sans" fo:font-size="11pt" fo:language="it" fo:country="IT" fo:font-weight="normal" officeooo:rsid="00bf3d4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0" style:family="text">
      <style:text-properties style:font-name="DejaVu Sans" fo:font-size="11pt" fo:language="it" fo:country="IT" fo:font-weight="normal" officeooo:rsid="00c0550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1" style:family="text">
      <style:text-properties style:font-name="DejaVu Sans" fo:font-size="11pt" fo:language="it" fo:country="IT" fo:font-weight="normal" officeooo:rsid="01aa218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2" style:family="text">
      <style:text-properties style:font-name="DejaVu Sans" fo:font-size="11pt" fo:language="it" fo:country="IT" fo:font-weight="normal" officeooo:rsid="00fa2d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3" style:family="text">
      <style:text-properties style:font-name="DejaVu Sans" fo:font-size="11pt" fo:language="it" fo:country="IT" fo:font-weight="normal" officeooo:rsid="00fab44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4" style:family="text">
      <style:text-properties style:font-name="DejaVu Sans" fo:font-size="11pt" fo:language="it" fo:country="IT" fo:font-weight="normal" officeooo:rsid="00fc882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5" style:family="text">
      <style:text-properties style:font-name="DejaVu Sans" fo:font-size="11pt" fo:language="it" fo:country="IT" fo:font-weight="normal" officeooo:rsid="01aa30a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6" style:family="text">
      <style:text-properties style:font-name="DejaVu Sans" fo:font-size="11pt" fo:language="it" fo:country="IT" fo:font-weight="normal" officeooo:rsid="00c6ce6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7" style:family="text">
      <style:text-properties style:font-name="DejaVu Sans" fo:font-size="11pt" fo:language="it" fo:country="IT" fo:font-weight="normal" officeooo:rsid="00c6e03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8" style:family="text">
      <style:text-properties style:font-name="DejaVu Sans" fo:font-size="11pt" fo:language="it" fo:country="IT" fo:font-weight="normal" officeooo:rsid="00c8d3a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19" style:family="text">
      <style:text-properties style:font-name="DejaVu Sans" fo:font-size="11pt" fo:language="it" fo:country="IT" fo:font-weight="normal" officeooo:rsid="00ca42b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0" style:family="text">
      <style:text-properties style:font-name="DejaVu Sans" fo:font-size="11pt" fo:language="it" fo:country="IT" fo:font-weight="normal" officeooo:rsid="01140fed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1" style:family="text">
      <style:text-properties style:font-name="DejaVu Sans" fo:font-size="11pt" fo:language="it" fo:country="IT" fo:font-weight="normal" officeooo:rsid="00b12d2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2" style:family="text">
      <style:text-properties style:font-name="DejaVu Sans" fo:font-size="11pt" fo:language="it" fo:country="IT" fo:font-weight="normal" officeooo:rsid="010124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3" style:family="text">
      <style:text-properties style:font-name="DejaVu Sans" fo:font-size="11pt" fo:language="it" fo:country="IT" fo:font-weight="normal" officeooo:rsid="0114ff2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4" style:family="text">
      <style:text-properties style:font-name="DejaVu Sans" fo:font-size="11pt" fo:language="it" fo:country="IT" fo:font-weight="normal" officeooo:rsid="00d3280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5" style:family="text">
      <style:text-properties style:font-name="DejaVu Sans" fo:font-size="11pt" fo:language="it" fo:country="IT" fo:font-weight="normal" officeooo:rsid="01178b4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6" style:family="text">
      <style:text-properties style:font-name="DejaVu Sans" fo:font-size="11pt" fo:language="it" fo:country="IT" fo:font-weight="normal" officeooo:rsid="00d343a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7" style:family="text">
      <style:text-properties style:font-name="DejaVu Sans" fo:font-size="11pt" fo:language="it" fo:country="IT" fo:font-weight="normal" officeooo:rsid="0119792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8" style:family="text">
      <style:text-properties style:font-name="DejaVu Sans" fo:font-size="11pt" fo:language="it" fo:country="IT" fo:font-weight="normal" officeooo:rsid="011b39a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9" style:family="text">
      <style:text-properties style:font-name="DejaVu Sans" fo:font-size="11pt" fo:language="it" fo:country="IT" fo:font-weight="normal" officeooo:rsid="011c2b5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0" style:family="text">
      <style:text-properties style:font-name="DejaVu Sans" fo:font-size="11pt" fo:language="it" fo:country="IT" fo:font-weight="normal" officeooo:rsid="01aaa9a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1" style:family="text">
      <style:text-properties style:font-name="DejaVu Sans" fo:font-size="11pt" fo:language="it" fo:country="IT" fo:font-weight="normal" officeooo:rsid="01aab94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2" style:family="text">
      <style:text-properties style:font-name="DejaVu Sans" fo:font-size="11pt" fo:language="it" fo:country="IT" fo:font-weight="normal" officeooo:rsid="017fb3d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33" style:family="text">
      <style:text-properties style:font-name="DejaVu Sans" fo:font-size="11pt" fo:language="it" fo:country="IT" fo:font-weight="normal" style:font-size-asian="11pt" style:font-weight-asian="normal" style:font-size-complex="11pt" style:font-weight-complex="normal"/>
    </style:style>
    <style:style style:name="T334" style:family="text">
      <style:text-properties style:font-name="DejaVu Sans" fo:font-size="11pt" fo:language="it" fo:country="IT" fo:font-weight="normal" officeooo:rsid="015ad70e" style:font-size-asian="11pt" style:font-weight-asian="normal" style:font-size-complex="11pt" style:font-weight-complex="normal"/>
    </style:style>
    <style:style style:name="T335" style:family="text">
      <style:text-properties style:font-name="DejaVu Sans" fo:font-size="11pt" fo:language="it" fo:country="IT" fo:font-weight="normal" officeooo:rsid="000b7a30" style:font-size-asian="11pt" style:font-weight-asian="normal" style:font-size-complex="11pt" style:font-weight-complex="normal"/>
    </style:style>
    <style:style style:name="T336" style:family="text">
      <style:text-properties style:font-name="DejaVu Sans" fo:font-size="11pt" fo:language="it" fo:country="IT" fo:font-weight="normal" officeooo:rsid="0158e8bf" style:font-size-asian="11pt" style:font-weight-asian="normal" style:font-size-complex="11pt" style:font-weight-complex="normal"/>
    </style:style>
    <style:style style:name="T337" style:family="text">
      <style:text-properties style:font-name="DejaVu Sans" fo:font-size="11pt" fo:language="it" fo:country="IT" fo:font-weight="normal" officeooo:rsid="00206f16" style:font-size-asian="11pt" style:font-weight-asian="normal" style:font-size-complex="11pt" style:font-weight-complex="normal"/>
    </style:style>
    <style:style style:name="T338" style:family="text">
      <style:text-properties style:font-name="DejaVu Sans" fo:font-size="11pt" fo:language="it" fo:country="IT" fo:font-weight="normal" officeooo:rsid="015cca92" style:font-size-asian="11pt" style:font-weight-asian="normal" style:font-size-complex="11pt" style:font-weight-complex="normal"/>
    </style:style>
    <style:style style:name="T339" style:family="text">
      <style:text-properties style:font-name="DejaVu Sans" fo:font-size="11pt" fo:language="it" fo:country="IT" fo:font-weight="normal" officeooo:rsid="015ee658" style:font-size-asian="11pt" style:font-weight-asian="normal" style:font-size-complex="11pt" style:font-weight-complex="normal"/>
    </style:style>
    <style:style style:name="T340" style:family="text">
      <style:text-properties style:font-name="DejaVu Sans" fo:font-size="11pt" fo:language="it" fo:country="IT" fo:font-weight="normal" officeooo:rsid="000ffe66" style:font-size-asian="11pt" style:font-weight-asian="normal" style:font-size-complex="11pt" style:font-weight-complex="normal"/>
    </style:style>
    <style:style style:name="T341" style:family="text">
      <style:text-properties style:font-name="DejaVu Sans" fo:font-size="11pt" fo:language="it" fo:country="IT" fo:font-weight="normal" officeooo:rsid="0160a7e6" style:font-size-asian="11pt" style:font-weight-asian="normal" style:font-size-complex="11pt" style:font-weight-complex="normal"/>
    </style:style>
    <style:style style:name="T342" style:family="text">
      <style:text-properties style:font-name="DejaVu Sans" fo:font-size="11pt" fo:language="it" fo:country="IT" fo:font-weight="normal" officeooo:rsid="0010b63d" style:font-size-asian="11pt" style:font-weight-asian="normal" style:font-size-complex="11pt" style:font-weight-complex="normal"/>
    </style:style>
    <style:style style:name="T343" style:family="text">
      <style:text-properties style:font-name="DejaVu Sans" fo:font-size="11pt" fo:language="it" fo:country="IT" fo:font-weight="normal" officeooo:rsid="00549ef5" style:font-size-asian="11pt" style:font-weight-asian="normal" style:font-size-complex="11pt" style:font-weight-complex="normal"/>
    </style:style>
    <style:style style:name="T344" style:family="text">
      <style:text-properties style:font-name="DejaVu Sans" fo:font-size="11pt" fo:language="it" fo:country="IT" fo:font-weight="normal" officeooo:rsid="0160e9b8" style:font-size-asian="11pt" style:font-weight-asian="normal" style:font-size-complex="11pt" style:font-weight-complex="normal"/>
    </style:style>
    <style:style style:name="T345" style:family="text">
      <style:text-properties style:font-name="DejaVu Sans" fo:font-size="11pt" fo:language="it" fo:country="IT" fo:font-weight="normal" officeooo:rsid="01616ee4" style:font-size-asian="11pt" style:font-weight-asian="normal" style:font-size-complex="11pt" style:font-weight-complex="normal"/>
    </style:style>
    <style:style style:name="T346" style:family="text">
      <style:text-properties style:font-name="DejaVu Sans" fo:font-size="11pt" fo:language="it" fo:country="IT" fo:font-weight="normal" officeooo:rsid="0163ab72" style:font-size-asian="11pt" style:font-weight-asian="normal" style:font-size-complex="11pt" style:font-weight-complex="normal"/>
    </style:style>
    <style:style style:name="T347" style:family="text">
      <style:text-properties style:font-name="DejaVu Sans" fo:font-size="11pt" fo:language="it" fo:country="IT" fo:font-weight="bold" officeooo:rsid="0048edb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48" style:family="text">
      <style:text-properties style:font-name="DejaVu Sans" fo:font-size="11pt" fo:language="it" fo:country="IT" fo:font-weight="bold" officeooo:rsid="00096c4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49" style:family="text">
      <style:text-properties style:font-name="DejaVu Sans" fo:font-size="11pt" fo:language="it" fo:country="IT" fo:font-weight="bold" officeooo:rsid="006f095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0" style:family="text">
      <style:text-properties style:font-name="DejaVu Sans" fo:font-size="11pt" fo:language="it" fo:country="IT" fo:font-weight="bold" officeooo:rsid="006fef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1" style:family="text">
      <style:text-properties style:font-name="DejaVu Sans" fo:font-size="11pt" fo:language="it" fo:country="IT" fo:font-weight="bold" officeooo:rsid="00722ee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2" style:family="text">
      <style:text-properties style:font-name="DejaVu Sans" fo:font-size="11pt" fo:language="it" fo:country="IT" fo:font-weight="bold" officeooo:rsid="00718ab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3" style:family="text">
      <style:text-properties style:font-name="DejaVu Sans" fo:font-size="11pt" fo:language="it" fo:country="IT" fo:font-weight="bold" officeooo:rsid="0111eb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4" style:family="text">
      <style:text-properties style:font-name="DejaVu Sans" fo:font-size="11pt" fo:language="it" fo:country="IT" fo:font-weight="bold" officeooo:rsid="00740bd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5" style:family="text">
      <style:text-properties style:font-name="DejaVu Sans" fo:font-size="11pt" fo:language="it" fo:country="IT" fo:font-weight="bold" officeooo:rsid="007d0d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6" style:family="text">
      <style:text-properties style:font-name="DejaVu Sans" fo:font-size="11pt" fo:language="it" fo:country="IT" fo:font-weight="bold" officeooo:rsid="00af904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7" style:family="text">
      <style:text-properties style:font-name="DejaVu Sans" fo:font-size="11pt" fo:language="it" fo:country="IT" fo:font-weight="bold" officeooo:rsid="00c4ff6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8" style:family="text">
      <style:text-properties style:font-name="DejaVu Sans" fo:font-size="11pt" fo:language="it" fo:country="IT" fo:font-weight="bold" officeooo:rsid="00fecd6a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59" style:family="text">
      <style:text-properties style:font-name="DejaVu Sans" fo:font-size="11pt" fo:language="it" fo:country="IT" fo:font-weight="bold" style:font-size-asian="11pt" style:font-weight-asian="bold" style:font-size-complex="11pt" style:font-weight-complex="bold"/>
    </style:style>
    <style:style style:name="T360" style:family="text">
      <style:text-properties style:font-name="DejaVu Sans" fo:font-size="11pt" fo:language="it" fo:country="IT" fo:font-weight="bold" officeooo:rsid="000b7a30" style:font-size-asian="11pt" style:font-weight-asian="bold" style:font-size-complex="11pt" style:font-weight-complex="bold"/>
    </style:style>
    <style:style style:name="T361" style:family="text">
      <style:text-properties style:font-name="DejaVu Sans" fo:font-size="11pt" fo:language="it" fo:country="IT" fo:font-weight="bold" officeooo:rsid="015ad70e" style:font-size-asian="11pt" style:font-weight-asian="bold" style:font-size-complex="11pt" style:font-weight-complex="bold"/>
    </style:style>
    <style:style style:name="T362" style:family="text">
      <style:text-properties style:font-name="DejaVu Sans" fo:font-size="11pt" fo:language="it" fo:country="IT" fo:font-weight="bold" officeooo:rsid="000ffe66" style:font-size-asian="11pt" style:font-weight-asian="bold" style:font-size-complex="11pt" style:font-weight-complex="bold"/>
    </style:style>
    <style:style style:name="T363" style:family="text">
      <style:text-properties style:font-name="DejaVu Sans" fo:font-size="11pt" fo:language="it" fo:country="IT" fo:font-weight="bold" officeooo:rsid="0010b63d" style:font-size-asian="11pt" style:font-weight-asian="bold" style:font-size-complex="11pt" style:font-weight-complex="bold"/>
    </style:style>
    <style:style style:name="T364" style:family="text">
      <style:text-properties style:font-name="DejaVu Sans" fo:font-size="11pt" fo:language="it" fo:country="IT" fo:font-weight="bold" officeooo:rsid="0160a7e6" style:font-size-asian="11pt" style:font-weight-asian="bold" style:font-size-complex="11pt" style:font-weight-complex="bold"/>
    </style:style>
    <style:style style:name="T365" style:family="text">
      <style:text-properties style:font-name="DejaVu Sans" fo:font-size="11pt" fo:language="it" fo:country="IT" fo:font-weight="bold" officeooo:rsid="01616ee4" style:font-size-asian="11pt" style:font-weight-asian="bold" style:font-size-complex="11pt" style:font-weight-complex="bold"/>
    </style:style>
    <style:style style:name="T366" style:family="text">
      <style:text-properties style:font-name="DejaVu Sans" fo:font-size="11pt" fo:language="it" fo:country="IT" officeooo:rsid="0157bb6b" style:font-size-asian="11pt" style:font-size-complex="11pt"/>
    </style:style>
    <style:style style:name="T367" style:family="text">
      <style:text-properties style:font-name="DejaVu Sans" fo:font-size="11pt" fo:language="it" fo:country="IT" officeooo:rsid="0009e568" style:font-size-asian="11pt" style:font-size-complex="11pt"/>
    </style:style>
    <style:style style:name="T368" style:family="text">
      <style:text-properties style:font-name="DejaVu Sans" fo:font-size="11pt" fo:language="it" fo:country="IT" officeooo:rsid="000eb463" style:font-size-asian="11pt" style:font-size-complex="11pt"/>
    </style:style>
    <style:style style:name="T369" style:family="text">
      <style:text-properties style:font-name="DejaVu Sans" fo:font-size="11pt" fo:language="it" fo:country="IT" officeooo:rsid="000cde49" style:font-size-asian="11pt" style:font-size-complex="11pt"/>
    </style:style>
    <style:style style:name="T370" style:family="text">
      <style:text-properties style:font-name="DejaVu Sans" fo:font-size="11pt" fo:language="it" fo:country="IT" officeooo:rsid="000ffe66" style:font-size-asian="11pt" style:font-size-complex="11pt"/>
    </style:style>
    <style:style style:name="T371" style:family="text">
      <style:text-properties style:font-name="DejaVu Sans" fo:language="it" fo:country="IT" fo:font-weight="normal" officeooo:rsid="00068109" style:language-asian="zxx" style:country-asian="none" style:font-weight-asian="normal" style:language-complex="zxx" style:country-complex="none" style:font-weight-complex="normal"/>
    </style:style>
    <style:style style:name="T372" style:family="text">
      <style:text-properties style:font-name="DejaVu Sans" fo:language="it" fo:country="IT" fo:font-weight="normal" officeooo:rsid="004752bb" style:language-asian="zxx" style:country-asian="none" style:font-weight-asian="normal" style:language-complex="zxx" style:country-complex="none" style:font-weight-complex="normal"/>
    </style:style>
    <style:style style:name="T373" style:family="text">
      <style:text-properties style:font-name="DejaVu Sans" fo:language="it" fo:country="IT" fo:font-weight="normal" officeooo:rsid="004fe0bd" style:language-asian="zxx" style:country-asian="none" style:font-weight-asian="normal" style:language-complex="zxx" style:country-complex="none" style:font-weight-complex="normal"/>
    </style:style>
    <style:style style:name="T374" style:family="text">
      <style:text-properties style:font-name="DejaVu Sans" fo:language="it" fo:country="IT" fo:font-weight="normal" officeooo:rsid="01438641" style:language-asian="zxx" style:country-asian="none" style:font-weight-asian="normal" style:language-complex="zxx" style:country-complex="none" style:font-weight-complex="normal"/>
    </style:style>
    <style:style style:name="T375" style:family="text">
      <style:text-properties style:font-name="DejaVu Sans" fo:language="it" fo:country="IT" fo:font-weight="normal" officeooo:rsid="014545c0" style:language-asian="zxx" style:country-asian="none" style:font-weight-asian="normal" style:language-complex="zxx" style:country-complex="none" style:font-weight-complex="normal"/>
    </style:style>
    <style:style style:name="T376" style:family="text">
      <style:text-properties style:font-name="DejaVu Sans" fo:language="it" fo:country="IT" fo:font-weight="normal" officeooo:rsid="014ca6f3" style:language-asian="zxx" style:country-asian="none" style:font-weight-asian="normal" style:language-complex="zxx" style:country-complex="none" style:font-weight-complex="normal"/>
    </style:style>
    <style:style style:name="T377" style:family="text">
      <style:text-properties style:font-name="DejaVu Sans" officeooo:rsid="005fb566"/>
    </style:style>
    <style:style style:name="T378" style:family="text">
      <style:text-properties style:font-name="DejaVu Sans" officeooo:rsid="00d5acef"/>
    </style:style>
    <style:style style:name="T379" style:family="text">
      <style:text-properties style:font-name="DejaVu Sans" style:language-asian="zxx" style:country-asian="none" style:language-complex="zxx" style:country-complex="none"/>
    </style:style>
    <style:style style:name="T380" style:family="text">
      <style:text-properties style:font-name="DejaVu Sans" officeooo:rsid="005ff3e7" style:language-asian="zxx" style:country-asian="none" style:language-complex="zxx" style:country-complex="none"/>
    </style:style>
    <style:style style:name="T381" style:family="text">
      <style:text-properties style:font-name="DejaVu Sans" officeooo:rsid="00419f34" style:language-asian="zxx" style:country-asian="none" style:language-complex="zxx" style:country-complex="none"/>
    </style:style>
    <style:style style:name="T382" style:family="text">
      <style:text-properties style:font-name="DejaVu Sans" officeooo:rsid="00d45ee0" style:language-asian="zxx" style:country-asian="none" style:language-complex="zxx" style:country-complex="none"/>
    </style:style>
    <style:style style:name="T383" style:family="text">
      <style:text-properties style:font-name="DejaVu Sans" officeooo:rsid="00d45bb0" style:language-asian="zxx" style:country-asian="none" style:language-complex="zxx" style:country-complex="none"/>
    </style:style>
    <style:style style:name="T384" style:family="text">
      <style:text-properties officeooo:rsid="01ab6863"/>
    </style:style>
    <style:style style:name="T385" style:family="text">
      <style:text-properties officeooo:rsid="01af65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Primo progetto intermedio A.A. 2020-2021</text:p>
      <text:p text:style-name="P33">Nicola Vetrini, Matricola 600199</text:p>
      <text:p text:style-name="P34"/>
      <text:p text:style-name="P65"><text:span text:style-name="T213">Il progetto consiste nella realizzazione di componenti software per la </text:span><text:span text:style-name="T377">gestione</text:span><text:span text:style-name="T213"> e l’analisi di una rete sociale </text:span><text:span text:style-name="T378">(MicroBlog) </text:span><text:span text:style-name="T213">basata su post testuali. Ho diviso l’implementazione in una classe Post </text:span><text:span text:style-name="T379">e</text:span><text:span text:style-name="T380">d una classe</text:span><text:span text:style-name="T379"> SocialNetwork, che ha il compito di memorizzare, analizzare e modificare la rete sociale creata dai post. </text:span><text:span text:style-name="T381">Inoltre ho definito le </text:span><text:span text:style-name="T382">seguenti </text:span><text:span text:style-name="T381">eccezioni </text:span><text:span text:style-name="T383">(nei rispettivi file)</text:span></text:p>
      <text:list xml:id="list2047528297" text:style-name="L1">
        <text:list-item>
          <text:p text:style-name="P52">SelfLikeException <text:span text:style-name="T205">sollevata se </text:span><text:span text:style-name="T207">si tenta di inserire l’autore del post tra gli utenti che hanno messo like</text:span></text:p>
        </text:list-item>
        <text:list-item>
          <text:p text:style-name="P52">TextOverflowException <text:span text:style-name="T205">sollevata se il testo del post supera i 140 caratteri</text:span></text:p>
        </text:list-item>
        <text:list-item>
          <text:p text:style-name="P53">DuplicatePostException <text:span text:style-name="T205">sollevata se </text:span><text:span text:style-name="T208">si tenta di aggiungere un post alla r</text:span><text:span text:style-name="T209">et</text:span><text:span text:style-name="T208">e sociale, ma esiste già un post con tale id</text:span></text:p>
        </text:list-item>
        <text:list-item>
          <text:p text:style-name="P53">NoSuchPostException <text:span text:style-name="T205">sollevata se si tenta di rimuovere un post da un’istanza di SocialNetwork</text:span><text:span text:style-name="T206">, </text:span><text:span text:style-name="T210">ma tale post non è presente</text:span></text:p>
        </text:list-item>
      </text:list>
      <text:p text:style-name="P37"><text:span text:style-name="T188">Sono t</text:span><text:span text:style-name="T189">utte sono sottoclassi di </text:span><text:span text:style-name="T203">Exception</text:span><text:span text:style-name="T189">, pertanto sono checked, </text:span><text:span text:style-name="T190">in modo da ridurre la possibilità che nel codice che usa i tipi di dato definiti si presentino errori a runtime.</text:span><text:span text:style-name="T191"> </text:span><text:span text:style-name="T189">Nel codice ho usato </text:span><text:span text:style-name="T192">anche </text:span><text:span text:style-name="T189">l’eccezione </text:span><text:span text:style-name="T203">NullPointerException</text:span><text:span text:style-name="T189"> </text:span><text:span text:style-name="T191">(unchecked, </text:span><text:span text:style-name="T193">predefinita</text:span><text:span text:style-name="T191">)</text:span><text:span text:style-name="T189"> </text:span><text:span text:style-name="T194">per controllare che gli argomenti passati ai metodi non siano null, <text:s/>dato che in tal caso l’unica </text:span><text:span text:style-name="T192">possibilità</text:span><text:span text:style-name="T194"> è non eseguire alcuna azione e ritornare al chiamante un errore </text:span><text:span text:style-name="T192">(tranne per il metodo equals)</text:span><text:span text:style-name="T194">.</text:span></text:p>
      <text:p text:style-name="P5"/>
      <text:p text:style-name="P8">La classe Post</text:p>
      <text:p text:style-name="P64"><text:span text:style-name="T371">Post </text:span><text:span text:style-name="T372">è un tipo di dato astratto </text:span><text:span text:style-name="T375">modificabile</text:span><text:span text:style-name="T372"> costituito da </text:span><text:span text:style-name="T371">una </text:span><text:span text:style-name="T374">quintupla</text:span><text:span text:style-name="T371">:</text:span></text:p>
      <text:p text:style-name="P64"><text:span text:style-name="T373">(id, autore, testo, data e ora, likes). </text:span><text:span text:style-name="T376">I like li ho implementati tramite un Set&lt;String&gt; in modo da garantire che un utente possa comparire al più una volta.</text:span></text:p>
      <text:p text:style-name="P54"/>
      <text:p text:style-name="P1">Funzione di astrazione e invariante di rappresentazione</text:p>
      <text:p text:style-name="P32"><text:span text:style-name="T108">La funzione di astrazione è banale: le variabili d’istanza corrispondono ciascuna ad uno dei campi della quintupla </text:span><text:span text:style-name="T109">che definisce un elemento di Post.</text:span></text:p>
      <text:p text:style-name="P38"><text:span text:style-name="T218">Per quanto riguarda invece l’invariante di rappresentazione, oltre alle usuali condizioni che nessuna variabile sia null e this !</text:span><text:span text:style-name="T219">=</text:span><text:span text:style-name="T218"> null, </text:span><text:span text:style-name="T220">impongo</text:span><text:span text:style-name="T218"> che nessun elemento del </text:span><text:span text:style-name="T228">S</text:span><text:span text:style-name="T218">et di like </text:span><text:span text:style-name="T229">sia nullo </text:span><text:span text:style-name="T218">e che sia diverso dall’autore del post. </text:span><text:span text:style-name="T230">Inoltre</text:span><text:span text:style-name="T218">, essendo un insieme, non devono esservi duplicati </text:span><text:span text:style-name="T221">(mi sembra ragionevole imporre che un utente possa mettere </text:span><text:span text:style-name="T222">al </text:span><text:span text:style-name="T221">più un like </text:span><text:span text:style-name="T223">a</text:span><text:span text:style-name="T224">d</text:span><text:span text:style-name="T223"> </text:span><text:span text:style-name="T221">un post)</text:span><text:span text:style-name="T225">. </text:span><text:span text:style-name="T226">Come specificato dal testo ho anche imposto che i post </text:span><text:span text:style-name="T227">non </text:span><text:span text:style-name="T226">possano avere più di 140 caratteri.</text:span></text:p>
      <text:p text:style-name="P59"><text:span text:style-name="T39">L</text:span><text:span text:style-name="T38">a rappresentazione concreta della classe </text:span><text:span text:style-name="T40">ha</text:span><text:span text:style-name="T38"> </text:span><text:span text:style-name="T95">quindi </text:span><text:span text:style-name="T38">cinque </text:span><text:span text:style-name="T41">variabili</text:span><text:span text:style-name="T38"> d’istanza (private) e una statica (sempre privata):</text:span></text:p>
      <text:list xml:id="list805390113" text:style-name="L2">
        <text:list-item>
          <text:p text:style-name="P55"><text:span text:style-name="T115">Un identificativo univoco, che ho modellato come un </text:span><text:span text:style-name="T125">Integer</text:span></text:p>
        </text:list-item>
        <text:list-item>
          <text:p text:style-name="P56"><text:span text:style-name="T119">L’</text:span><text:span text:style-name="T114">autore del post, che ho rappresentato tramite una </text:span><text:span text:style-name="T124">String</text:span></text:p>
        </text:list-item>
        <text:list-item>
          <text:p text:style-name="P56"><text:span text:style-name="T114">Il testo del post, una </text:span><text:span text:style-name="T124">String </text:span><text:span text:style-name="T114">lunga al massimo 140 caratteri</text:span></text:p>
        </text:list-item>
        <text:list-item>
          <text:p text:style-name="P67"><text:span text:style-name="T234">La data ed ora di pubblicazione del post, sotto forma di un</text:span><text:span text:style-name="T235">a </text:span><text:span text:style-name="T234">variabile di tipo </text:span><text:span text:style-name="T348">Date</text:span></text:p>
        </text:list-item>
        <text:list-item>
          <text:p text:style-name="P57"><text:span text:style-name="T116">Un</text:span><text:span text:style-name="T126"> Set&lt;String&gt; </text:span><text:span text:style-name="T116">di like che altri utenti della rete hanno messo al post</text:span></text:p>
        </text:list-item>
      </text:list>
      <text:p text:style-name="P66"><text:span text:style-name="T231">La </text:span><text:span text:style-name="T232">variabile statica di tipo </text:span><text:span text:style-name="T347">Random</text:span><text:span text:style-name="T232"> serve a generare gli id quando il costruttore </text:span><text:span text:style-name="T233">sottostante è chiamato.</text:span></text:p>
      <text:p text:style-name="P51"><text:span text:style-name="T132">public</text:span><text:span text:style-name="T136"> </text:span><text:span text:style-name="T140">Post</text:span><text:span text:style-name="T136">(</text:span><text:span text:style-name="T144">String</text:span><text:span text:style-name="T136"> </text:span><text:span text:style-name="T147">author</text:span><text:span text:style-name="T136">, </text:span><text:span text:style-name="T144">String</text:span><text:span text:style-name="T136"> </text:span><text:span text:style-name="T147">text</text:span><text:span text:style-name="T136">, </text:span><text:span text:style-name="T144">Date</text:span><text:span text:style-name="T136"> </text:span><text:span text:style-name="T147">timestamp</text:span><text:span text:style-name="T136">) </text:span><text:span text:style-name="T131">throws</text:span><text:span text:style-name="T135"> </text:span><text:span text:style-name="T143">TextOverflowException</text:span><text:span text:style-name="T137">, </text:span><text:span text:style-name="T143">NullPointerException</text:span></text:p>
      <text:p text:style-name="P58"><text:span text:style-name="T116">S</text:span><text:span text:style-name="T120">olo l’insieme di like è modificabile, mentre le altre componenti dello stato </text:span><text:span text:style-name="T117">possono essere soltanto lette, </text:span><text:span text:style-name="T119">tuttavia il tipo di dato globalmente è modificabile</text:span><text:span text:style-name="T117">.</text:span></text:p>
      <text:p text:style-name="P18"><text:span text:style-name="T104">Ho usato il tipo </text:span><text:span text:style-name="T4">Date</text:span><text:span text:style-name="T104"> per il timestamp poiché consente di stampare data ed ora, come richiesto; esiste anche un tipo di dato </text:span><text:span text:style-name="T4">Timestamp</text:span><text:span text:style-name="T104">, ma dal momento che l’unico utilizzo che faccio della variabile è la stampa non ho ritenuto necessario usarlo, </text:span><text:span text:style-name="T110">anche se potrebbe essere un’alternativa valida</text:span><text:span text:style-name="T104">.</text:span></text:p>
      <text:p text:style-name="P19"><text:soft-page-break/><text:span text:style-name="T111">Il costruttore sopra riportato non è l’unico presente. N</text:span><text:span text:style-name="T105">e </text:span><text:span text:style-name="T104">ho aggiunto un secondo che prende</text:span><text:span text:style-name="T106"> </text:span><text:span text:style-name="T111">anche un parametro id di tipo Integer: il motivo di questa aggiunta è</text:span><text:span text:style-name="T104"> agevolare il testing: </text:span><text:span text:style-name="T107">utilizzando tale costruttore posso </text:span><text:span text:style-name="T104">creare volutamente conflitti tra gli id dei post e verificare che venga sollevata l’eccezione </text:span><text:span text:style-name="T4">DuplicatePostException</text:span><text:span text:style-name="T1"> </text:span><text:span text:style-name="T112">da parte dell’istanza di SocialNetwork alla quale ho tentato di aggiungere il post. </text:span><text:span text:style-name="T113">Infatti, dato che gli id sono generati (pseudo)casualmente l’evento di generare un id già presente ha probabilità molto bassa su un limitato numero di post, anche se non è da sottovalutare in un contesto reale.</text:span></text:p>
      <text:p text:style-name="P39"><text:span text:style-name="T366">L’insieme di like viene inizializzato all’insieme vuoto </text:span><text:span text:style-name="T367">perché è presente un metodo </text:span><text:span text:style-name="T368">aggiuntivo</text:span><text:span text:style-name="T367"> che permette di aggiungere like a</text:span><text:span text:style-name="T369">l</text:span><text:span text:style-name="T367"> post.</text:span></text:p>
      <text:p text:style-name="P40"><text:span text:style-name="T334">H</text:span><text:span text:style-name="T335">o </text:span><text:span text:style-name="T336">scelto </text:span><text:span text:style-name="T335">un </text:span><text:span text:style-name="T360">HashSet&lt;String&gt; </text:span><text:span text:style-name="T334">per istanziare this.likes (di tipo </text:span><text:span text:style-name="T361">Set&lt;String&gt;</text:span><text:span text:style-name="T334">) </text:span><text:span text:style-name="T335">in quanto garantisce una buona efficienza se confrontato con altre implementazioni dell’interfaccia Set</text:span><text:span text:style-name="T338"> e </text:span><text:span text:style-name="T339">dato che</text:span><text:span text:style-name="T338"> non è </text:span><text:span text:style-name="T335">necessario</text:span><text:span text:style-name="T337"> </text:span><text:span text:style-name="T335">sfruttare l’ordinamento relativo tra gli elementi del Set.</text:span></text:p>
      <text:p text:style-name="P2">Metodi aggiuntivi</text:p>
      <text:p text:style-name="P60"><text:span text:style-name="T25">Ho aggiunto, </text:span><text:span text:style-name="T26">oltre ai metodi che ritornano copie dei valori dello stato interno</text:span><text:span text:style-name="T25">, i seguenti metodi</text:span></text:p>
      <text:list xml:id="list356239967" text:style-name="L3">
        <text:list-item>
          <text:p text:style-name="P61"><text:span text:style-name="T130">public</text:span><text:span text:style-name="T134"> </text:span><text:span text:style-name="T142">void</text:span><text:span text:style-name="T134"> </text:span><text:span text:style-name="T139">addLike</text:span><text:span text:style-name="T134">(</text:span><text:span text:style-name="T142">String</text:span><text:span text:style-name="T134"> </text:span><text:span text:style-name="T146">follower</text:span><text:span text:style-name="T134">) </text:span><text:span text:style-name="T130">throws</text:span><text:span text:style-name="T134"> </text:span><text:span text:style-name="T142">NullPointerException</text:span><text:span text:style-name="T134">, </text:span><text:span text:style-name="T142">SelfLikeException</text:span></text:p>
        </text:list-item>
        <text:list-item>
          <text:p text:style-name="P61"><text:span text:style-name="T130">public</text:span><text:span text:style-name="T134"> </text:span><text:span text:style-name="T142">Set</text:span><text:span text:style-name="T134">&lt;</text:span><text:span text:style-name="T142">String</text:span><text:span text:style-name="T134">&gt; </text:span><text:span text:style-name="T139">getLikes</text:span><text:span text:style-name="T134">()</text:span></text:p>
        </text:list-item>
        <text:list-item>
          <text:p text:style-name="P61"><text:span text:style-name="T130">public</text:span><text:span text:style-name="T134"> </text:span><text:span text:style-name="T142">String</text:span><text:span text:style-name="T134"> </text:span><text:span text:style-name="T139">toString</text:span><text:span text:style-name="T134">()</text:span></text:p>
        </text:list-item>
        <text:list-item>
          <text:p text:style-name="P61"><text:span text:style-name="T130">public</text:span><text:span text:style-name="T134"> </text:span><text:span text:style-name="T142">boolean</text:span><text:span text:style-name="T134"> </text:span><text:span text:style-name="T139">equals</text:span><text:span text:style-name="T134">(</text:span><text:span text:style-name="T142">Post</text:span><text:span text:style-name="T134"> </text:span><text:span text:style-name="T146">other</text:span><text:span text:style-name="T134">)</text:span></text:p>
        </text:list-item>
      </text:list>
      <text:p text:style-name="P12"/>
      <text:p text:style-name="P41"><text:span text:style-name="T370">Il metodo </text:span><text:span text:style-name="T362">addLike() </text:span><text:span text:style-name="T340">aggiunge, dopo aver controllato che non sia null </text:span><text:span text:style-name="T341">e diverso dall’autore del post</text:span><text:span text:style-name="T340">, </text:span><text:span text:style-name="T341">la stringa</text:span><text:span text:style-name="T340"> passat</text:span><text:span text:style-name="T341">a </text:span><text:span text:style-name="T340">come parametro </text:span><text:span text:style-name="T342">a </text:span><text:span text:style-name="T341">this.likes </text:span><text:span text:style-name="T346">se non era già presente</text:span><text:span text:style-name="T341">. </text:span><text:span text:style-name="T345">Se </text:span><text:span text:style-name="T365">follower == null</text:span><text:span text:style-name="T341"> solleva </text:span><text:span text:style-name="T364">NullPointerException</text:span><text:span text:style-name="T341">, </text:span><text:span text:style-name="T345">mentre se</text:span><text:span text:style-name="T341"> </text:span><text:span text:style-name="T365">follower.equals(this.author)</text:span><text:span text:style-name="T345"> </text:span><text:span text:style-name="T342">viene sollevata l’eccezione </text:span><text:span text:style-name="T363">SelfLikeException </text:span><text:span text:style-name="T343">(e</text:span><text:span text:style-name="T344">d</text:span><text:span text:style-name="T343"> il like non viene aggiunto)</text:span><text:span text:style-name="T342">.</text:span></text:p>
      <text:p text:style-name="P49"><text:span text:style-name="T342">I</text:span><text:span text:style-name="T333">l metodo getLikes ritorna semplicemente un nuovo oggetto di tipo Set&lt;String&gt; che contiene una copia dei valori in </text:span><text:span text:style-name="T359">this.likes</text:span><text:span text:style-name="T333">. Siccome le String sono un tipo di dato immutable, anche se il Set ritornato dovesse essere modificato, lo stato interno della corrispondente istanza di Post rimarrebbe invariato.</text:span></text:p>
      <text:p text:style-name="P20"><text:span text:style-name="T23">I</text:span><text:span text:style-name="T24">l metodo </text:span><text:span text:style-name="T3">toString()</text:span><text:span text:style-name="T24"> che ho sovrascritto è utile per ritornare la rappresentazione del Post come </text:span><text:span text:style-name="T32">quint</text:span><text:span text:style-name="T24">upla, </text:span><text:span text:style-name="T27">nel formato</text:span><text:span text:style-name="T24"> specificato </text:span><text:span text:style-name="T27">dalla</text:span><text:span text:style-name="T24"> funzione di astrazione. </text:span><text:span text:style-name="T33">Il testo del post è ridotto ai primi venti caratteri per migliorare la leggibilità dell’output.</text:span></text:p>
      <text:p text:style-name="P20"><text:span text:style-name="T22">Il metodo </text:span><text:span text:style-name="T2">equals()</text:span><text:span text:style-name="T22"> che ho sovrascritto prende come pa</text:span><text:span text:style-name="T24">rametro un altro Post. </text:span><text:span text:style-name="T31">Se </text:span><text:span text:style-name="T5">other == null</text:span><text:span text:style-name="T31"> ritorna false, </text:span><text:span text:style-name="T24">altrimenti confronta </text:span><text:span text:style-name="T29">i campi id</text:span><text:span text:style-name="T24"> e ritorna true se e solo se l’id di this e quello di other sono uguali, </text:span><text:span text:style-name="T28">senza confrontare le altre </text:span><text:span text:style-name="T30">variabili</text:span><text:span text:style-name="T28"> d’istanza, </text:span><text:span text:style-name="T34">in quanto gli id </text:span><text:span text:style-name="T35">dei post </text:span><text:span text:style-name="T34">devono essere univoci.</text:span></text:p>
      <text:p text:style-name="P13"/>
      <text:p text:style-name="P9">La classe SocialNetwork</text:p>
      <text:p text:style-name="P42"><text:span text:style-name="T236">L</text:span><text:span text:style-name="T237">a classe SocialNetwork </text:span><text:span text:style-name="T236">è un tipo di dato astratto modificabile </text:span><text:span text:style-name="T238">formato</text:span><text:span text:style-name="T239"> </text:span><text:span text:style-name="T238">da</text:span><text:span text:style-name="T236"> </text:span><text:span text:style-name="T237">una trip</text:span><text:span text:style-name="T236">la: </text:span><text:span text:style-name="T237">due funzioni (mappe) ed una lista di post. </text:span><text:span text:style-name="T240">La specifica richiedeva soltanto che </text:span><text:span text:style-name="T241">fosse presente </text:span><text:span text:style-name="T242">una</text:span><text:span text:style-name="T241"> Map&lt;String, Set&lt;String&gt;&gt;</text:span><text:span text:style-name="T240">:</text:span></text:p>
      <text:p text:style-name="P14">user → {utenti seguiti da user}</text:p>
      <text:p text:style-name="P14">ma ho ritenuto utile aggiungere anche la mappa</text:p>
      <text:p text:style-name="P14">user → {utenti che seguono user}</text:p>
      <text:p text:style-name="P43"><text:span text:style-name="T243">Tali</text:span><text:span text:style-name="T237"> mappe </text:span><text:span text:style-name="T243">le ho chiamate</text:span><text:span text:style-name="T244"> </text:span><text:span text:style-name="T349">following</text:span><text:span text:style-name="T244"> </text:span><text:span text:style-name="T245">e </text:span><text:span text:style-name="T349">followers</text:span><text:span text:style-name="T246">. </text:span><text:span text:style-name="T247">Per rappresentare il follow ho adottato la convenzione che un utente A segue un utente B se e solo se A ha messo like ad almeno un post di B </text:span><text:span text:style-name="T248">presente nella rete sociale</text:span><text:span text:style-name="T247">.</text:span><text:span text:style-name="T246"> </text:span><text:span text:style-name="T249">L</text:span><text:span text:style-name="T237">a lista </text:span><text:span text:style-name="T350">posts</text:span><text:span text:style-name="T250"> </text:span><text:span text:style-name="T237">contiene tutti i post presenti nella rete. </text:span><text:span text:style-name="T251">H</text:span><text:span text:style-name="T252">o implementato la possibilità di aggiungere dei post alla rete e di eliminarli </text:span><text:span text:style-name="T257">da essa </text:span><text:span text:style-name="T252">tramite funzioni apposite che aggiornano anche le mappe. Non è possibile </text:span><text:span text:style-name="T253">modificare </text:span><text:span text:style-name="T254">un</text:span><text:span text:style-name="T253"> post (</text:span><text:span text:style-name="T252">aggiungere like </text:span><text:span text:style-name="T255">ad esempio</text:span><text:span text:style-name="T253">)</text:span><text:span text:style-name="T252"> </text:span><text:span text:style-name="T253">tramite questa classe</text:span><text:span text:style-name="T252">, in quanto ho ritenuto</text:span><text:span text:style-name="T254"> </text:span><text:span text:style-name="T252">quella funzionalità </text:span><text:span text:style-name="T256">più attinente </text:span><text:span text:style-name="T252">ad un’altra classe </text:span><text:span text:style-name="T258">(ad esempio una classe User, non implementata, che </text:span><text:span text:style-name="T259">ottenga</text:span><text:span text:style-name="T258"> i Post </text:span><text:span text:style-name="T261">n</text:span><text:span text:style-name="T260">ella</text:span><text:span text:style-name="T258"> rete e poi, in base ad una qualche azione esterna, aggiunga like tramite il metodo </text:span><text:span text:style-name="T261">apposito</text:span><text:span text:style-name="T258"> </text:span><text:span text:style-name="T261">d</text:span><text:span text:style-name="T258">ella classe Post).</text:span></text:p>
      <text:p text:style-name="P6"><text:soft-page-break/></text:p>
      <text:p text:style-name="P4">Funzione di astrazione e invariante di rappresentazione</text:p>
      <text:p text:style-name="P21"><text:span text:style-name="T37">La funzione di astrazione è banale: le variabili d’istanza corrispondono ciascuna ad uno dei campi della </text:span><text:span text:style-name="T46">tripla</text:span><text:span text:style-name="T37"> </text:span><text:span text:style-name="T47">che definisce un elemento di </text:span><text:span text:style-name="T46">SocialNetwork.</text:span></text:p>
      <text:p text:style-name="P21"><text:span text:style-name="T47">Per quanto riguarda invece l’invariante di rappresentazione, oltre alle usuali condizioni che nessuna variabile sia nulla e this non sia nullo si aggiungono i requisiti che </text:span><text:span text:style-name="T43">ogni post di </text:span><text:span text:style-name="T16">this.posts</text:span><text:span text:style-name="T43"> deve rispettare l’invariante di rappresentazione di Post e che entrambe le mappe </text:span><text:span text:style-name="T48">rispecchino la rete sociale che si viene a creare considerando la lista di post, </text:span><text:span text:style-name="T49">ovvero che in ogni possibile stato </text:span><text:span text:style-name="T50">risulti che</text:span><text:span text:style-name="T49"> tutti i follower dell’autore </text:span><text:span text:style-name="T96">sono</text:span><text:span text:style-name="T49"> mappati in </text:span><text:span text:style-name="T17">this.followers</text:span><text:span text:style-name="T49"> e tutti i following in </text:span><text:span text:style-name="T17">this.following</text:span><text:span text:style-name="T48"> (una </text:span><text:span text:style-name="T51">formulazione</text:span><text:span text:style-name="T48"> più </text:span><text:span text:style-name="T52">rigorosa</text:span><text:span text:style-name="T48"> è presente nel file).</text:span></text:p>
      <text:p text:style-name="P3"/>
      <text:p text:style-name="P3">Metodi aggiuntivi</text:p>
      <text:p text:style-name="P22"><text:span text:style-name="T53">In aggiunta a</text:span><text:span text:style-name="T54">i </text:span><text:span text:style-name="T53">metodi richiesti ho </text:span><text:span text:style-name="T55">implementato anche</text:span><text:span text:style-name="T53"> i</text:span><text:span text:style-name="T54"> seguenti:</text:span></text:p>
      <text:list xml:id="list1917525124" text:style-name="List_20_1">
        <text:list-item>
          <text:p text:style-name="P62"><text:span text:style-name="T133">private</text:span><text:span text:style-name="T138"> </text:span><text:span text:style-name="T145">void</text:span><text:span text:style-name="T138"> </text:span><text:span text:style-name="T141">updateFollowers</text:span><text:span text:style-name="T138">(</text:span><text:span text:style-name="T145">Post</text:span><text:span text:style-name="T138"> </text:span><text:span text:style-name="T148">post</text:span><text:span text:style-name="T138">, </text:span><text:span text:style-name="T145">Map</text:span><text:span text:style-name="T138">&lt;</text:span><text:span text:style-name="T145">String</text:span><text:span text:style-name="T138">, </text:span><text:span text:style-name="T145">Set</text:span><text:span text:style-name="T138">&lt;</text:span><text:span text:style-name="T145">String</text:span><text:span text:style-name="T138">&gt;&gt; </text:span><text:span text:style-name="T148">followAuth</text:span><text:span text:style-name="T138">) </text:span><text:span text:style-name="T133">throws</text:span><text:span text:style-name="T138"> </text:span><text:span text:style-name="T145">NullPointerException</text:span></text:p>
        </text:list-item>
        <text:list-item>
          <text:p text:style-name="P62"><text:span text:style-name="T133">private</text:span><text:span text:style-name="T138"> </text:span><text:span text:style-name="T145">void</text:span><text:span text:style-name="T138"> </text:span><text:span text:style-name="T141">updateFollowing</text:span><text:span text:style-name="T138">(</text:span><text:span text:style-name="T145">Post</text:span><text:span text:style-name="T138"> </text:span><text:span text:style-name="T148">post</text:span><text:span text:style-name="T138">, </text:span><text:span text:style-name="T145">Map</text:span><text:span text:style-name="T138">&lt;</text:span><text:span text:style-name="T145">String</text:span><text:span text:style-name="T138">, </text:span><text:span text:style-name="T145">Set</text:span><text:span text:style-name="T138">&lt;</text:span><text:span text:style-name="T145">String</text:span><text:span text:style-name="T138">&gt;&gt; </text:span><text:span text:style-name="T148">iFollow</text:span><text:span text:style-name="T138">) </text:span><text:span text:style-name="T133">throws</text:span><text:span text:style-name="T138"> </text:span><text:span text:style-name="T145">NullPointerException</text:span></text:p>
        </text:list-item>
        <text:list-item>
          <text:p text:style-name="P63"><text:span text:style-name="T133">private</text:span><text:span text:style-name="T138"> </text:span><text:span text:style-name="T145">void</text:span><text:span text:style-name="T138"> </text:span><text:span text:style-name="T141">rmFromMaps</text:span><text:span text:style-name="T138">(</text:span><text:span text:style-name="T145">Post</text:span><text:span text:style-name="T138"> </text:span><text:span text:style-name="T148">post</text:span><text:span text:style-name="T138">) </text:span><text:span text:style-name="T133">throws</text:span><text:span text:style-name="T138"> </text:span><text:span text:style-name="T145">NullPointerException</text:span></text:p>
        </text:list-item>
        <text:list-item>
          <text:p text:style-name="P62"><text:span text:style-name="T133">public</text:span><text:span text:style-name="T138"> </text:span><text:span text:style-name="T145">void</text:span><text:span text:style-name="T138"> </text:span><text:span text:style-name="T141">addPost</text:span><text:span text:style-name="T138">(</text:span><text:span text:style-name="T145">Post</text:span><text:span text:style-name="T138"> </text:span><text:span text:style-name="T148">p</text:span><text:span text:style-name="T138">) </text:span><text:span text:style-name="T133">throws</text:span><text:span text:style-name="T138"> </text:span><text:span text:style-name="T145">NullPointerException</text:span><text:span text:style-name="T138">, </text:span><text:span text:style-name="T145">DuplicatePostException</text:span></text:p>
        </text:list-item>
        <text:list-item>
          <text:p text:style-name="P62"><text:span text:style-name="T133">public</text:span><text:span text:style-name="T138"> </text:span><text:span text:style-name="T145">void</text:span><text:span text:style-name="T138"> </text:span><text:span text:style-name="T141">rmPost</text:span><text:span text:style-name="T138">(</text:span><text:span text:style-name="T145">Integer</text:span><text:span text:style-name="T138"> </text:span><text:span text:style-name="T148">pid</text:span><text:span text:style-name="T138">) </text:span><text:span text:style-name="T133">throws</text:span><text:span text:style-name="T138"> </text:span><text:span text:style-name="T145">NullPointerException</text:span><text:span text:style-name="T138">, </text:span><text:span text:style-name="T145">NoSuchPostException</text:span></text:p>
        </text:list-item>
        <text:list-item>
          <text:p text:style-name="P63"><text:span text:style-name="T133">public</text:span><text:span text:style-name="T138"> </text:span><text:span text:style-name="T145">Map</text:span><text:span text:style-name="T138">&lt;</text:span><text:span text:style-name="T145">String</text:span><text:span text:style-name="T138">, </text:span><text:span text:style-name="T145">Set</text:span><text:span text:style-name="T138">&lt;</text:span><text:span text:style-name="T145">String</text:span><text:span text:style-name="T138">&gt;&gt; </text:span><text:span text:style-name="T141">guessFollowing</text:span><text:span text:style-name="T138">(</text:span><text:span text:style-name="T145">List</text:span><text:span text:style-name="T138">&lt;</text:span><text:span text:style-name="T145">Post</text:span><text:span text:style-name="T138">&gt; </text:span><text:span text:style-name="T148">ps</text:span><text:span text:style-name="T138">) </text:span><text:span text:style-name="T133">throws</text:span><text:span text:style-name="T138"> </text:span><text:span text:style-name="T145">NullPointerException</text:span></text:p>
        </text:list-item>
        <text:list-item>
          <text:p text:style-name="P62"><text:span text:style-name="T133">public</text:span><text:span text:style-name="T138"> </text:span><text:span text:style-name="T145">List</text:span><text:span text:style-name="T138">&lt;</text:span><text:span text:style-name="T145">String</text:span><text:span text:style-name="T138">&gt; </text:span><text:span text:style-name="T141">influencers</text:span><text:span text:style-name="T138">()</text:span></text:p>
        </text:list-item>
        <text:list-item>
          <text:p text:style-name="P62"><text:span text:style-name="T133">public</text:span><text:span text:style-name="T138"> </text:span><text:span text:style-name="T145">List</text:span><text:span text:style-name="T138">&lt;</text:span><text:span text:style-name="T145">Post</text:span><text:span text:style-name="T138">&gt; </text:span><text:span text:style-name="T141">getPosts</text:span><text:span text:style-name="T138">()</text:span></text:p>
        </text:list-item>
        <text:list-item>
          <text:p text:style-name="P62"><text:span text:style-name="T133">public</text:span><text:span text:style-name="T138"> </text:span><text:span text:style-name="T145">boolean</text:span><text:span text:style-name="T138"> </text:span><text:span text:style-name="T141">equals</text:span><text:span text:style-name="T138">(</text:span><text:span text:style-name="T145">SocialNetwork</text:span><text:span text:style-name="T138"> </text:span><text:span text:style-name="T148">other</text:span><text:span text:style-name="T138">)</text:span></text:p>
        </text:list-item>
        <text:list-item>
          <text:p text:style-name="P62"><text:span text:style-name="T133">public</text:span><text:span text:style-name="T138"> </text:span><text:span text:style-name="T145">String</text:span><text:span text:style-name="T138"> </text:span><text:span text:style-name="T141">toString</text:span><text:span text:style-name="T138">()</text:span></text:p>
        </text:list-item>
      </text:list>
      <text:p text:style-name="P36"/>
      <text:p text:style-name="P23"><text:span text:style-name="T44">I primi due metodi sono chiamati internamente per aggiornare le mappe passate come parametro </text:span><text:span text:style-name="T56">quando un post viene aggiunto</text:span><text:span text:style-name="T44">: </text:span><text:span text:style-name="T7">updateFollowers()</text:span><text:span text:style-name="T44"> aggiorna </text:span><text:span text:style-name="T57">il Set d</text:span><text:span text:style-name="T44">i utenti che seguono l’autore d</text:span><text:span text:style-name="T97">i post</text:span><text:span text:style-name="T44"> </text:span><text:span text:style-name="T45">unendo </text:span><text:span text:style-name="T58">a quello corrente</text:span><text:span text:style-name="T45"> il </text:span><text:span text:style-name="T58">S</text:span><text:span text:style-name="T45">et di like del post (oppure aggiungendo l’</text:span><text:span text:style-name="T59">associazione {user}</text:span><text:span text:style-name="T60">→</text:span><text:span text:style-name="T59">{post.getLikes()} </text:span><text:span text:style-name="T61">s</text:span><text:span text:style-name="T62">e la chiave non era presente</text:span><text:span text:style-name="T45">). </text:span><text:span text:style-name="T63">Duale</text:span><text:span text:style-name="T45"> il comportamento di </text:span><text:span text:style-name="T8">updateFollowing() </text:span><text:span text:style-name="T45">che unisce il set di utenti seguiti da chi ha messo like al post con {post.getAuthor()}, </text:span><text:span text:style-name="T60">o</text:span><text:span text:style-name="T45">ppure </text:span><text:span text:style-name="T60">aggiunge alla mappa la coppia chiave-valore {user} → </text:span><text:span text:style-name="T45">{post.getAuthor()} </text:span><text:span text:style-name="T60">se</text:span><text:span text:style-name="T62"> la chiave non era presente.</text:span></text:p>
      <text:p text:style-name="P44"><text:span text:style-name="T351">rm</text:span><text:span text:style-name="T352">FromMaps() </text:span><text:span text:style-name="T262">invece si occupa della situazione opposta: </text:span><text:span text:style-name="T263">quando un post viene eliminato devo aggiornare entrambe le mappe. Devo togliere dai seguiti di tutti gli utenti l’autore del post rimosso </text:span><text:span text:style-name="T264">se e </text:span><text:span text:style-name="T263">solo se essi avevano messo like a tale autore sol</text:span><text:span text:style-name="T265">tanto</text:span><text:span text:style-name="T263"> nel post rimosso. </text:span><text:span text:style-name="T266">In tal caso devo inoltre togliere l’utente dalla mappa di </text:span><text:span text:style-name="T267">followers dell’autore. </text:span><text:span text:style-name="T332">Chiaramente, </text:span><text:span text:style-name="T266">se l’autore non ha più alcun post nella rete, i suoi followers </text:span><text:span text:style-name="T268">devono essere un Set vuoto</text:span><text:span text:style-name="T266">.</text:span></text:p>
      <text:p text:style-name="P45"><text:span text:style-name="T214">addPost()</text:span><text:span text:style-name="T274"> e </text:span><text:span text:style-name="T354">rmPost()</text:span><text:span text:style-name="T274"> si limitano ad aggiungere/rimuovere i post dalle liste e poi chiamare le funzioni descritte sopra. </text:span><text:span text:style-name="T217">La prima però ha come argomento un post e se ne trova uno in </text:span><text:span text:style-name="T353">this.posts</text:span><text:span text:style-name="T149"> </text:span><text:span text:style-name="T217">con </text:span><text:span text:style-name="T269">lo</text:span><text:span text:style-name="T217"> stesso id solleva </text:span><text:span text:style-name="T353">DuplicatePostException</text:span><text:span text:style-name="T217">. La seconda prende un id (Integer) e lo cerca nella lista di post: se lo trova </text:span><text:span text:style-name="T270">elimina il post corrispondente</text:span><text:span text:style-name="T217">, altrimenti solleva </text:span><text:span text:style-name="T353">NoSuchPostException</text:span><text:span text:style-name="T217">. </text:span><text:span text:style-name="T271">La ragione di questa differenza sta nel fatto che per identificare un Post da rimuovere è sufficiente possedere il suo id, </text:span><text:span text:style-name="T272">mentre per inserirlo devo necessariamente </text:span><text:span text:style-name="T273">passare</text:span><text:span text:style-name="T272"> l’oggetto in questione </text:span><text:span text:style-name="T275">come argomento</text:span><text:span text:style-name="T272">.</text:span></text:p>
      <text:p text:style-name="P24"><text:span text:style-name="T9">g</text:span><text:span text:style-name="T10">uessFollowing()</text:span><text:span text:style-name="T64">, in contrapposizione a </text:span><text:span text:style-name="T10">guessFollowers(),</text:span><text:span text:style-name="T64"> che ritorna </text:span><text:span text:style-name="T65">la mappa</text:span></text:p>
      <text:p text:style-name="P24"><text:span text:style-name="T66">{</text:span><text:span text:style-name="T65">utenti</text:span><text:span text:style-name="T66">} </text:span><text:span text:style-name="T43">→</text:span><text:span text:style-name="T65"> </text:span><text:span text:style-name="T66">{</text:span><text:span text:style-name="T65">utenti</text:span><text:span text:style-name="T64"> che seguono l’utente chiave</text:span><text:span text:style-name="T66">},</text:span></text:p>
      <text:p text:style-name="P15">ritorna invece la mappa</text:p>
      <text:p text:style-name="P24"><text:span text:style-name="T66">{utenti} </text:span><text:span text:style-name="T43">→ </text:span><text:span text:style-name="T66">{autori di post a cui l’utente chiave ha messo like}</text:span><text:span text:style-name="T64">. </text:span></text:p>
      <text:p text:style-name="P24"><text:soft-page-break/><text:span text:style-name="T42">L’ho aggiunta </text:span><text:span text:style-name="T98">principalmente </text:span><text:span text:style-name="T42">per implementare agevolmente </text:span><text:span text:style-name="T9">equals()</text:span><text:span text:style-name="T42">, dato che in esso devo </text:span><text:span text:style-name="T67">verificare che le reti sociali coincidano esattamente, </text:span><text:span text:style-name="T98">ma è public perché è comunque una funzione molto utile per ottenere una visione d’insieme della rete sociale.</text:span></text:p>
      <text:p text:style-name="P25"><text:span text:style-name="T42">Il metodo </text:span><text:span text:style-name="T9">influencers()</text:span><text:span text:style-name="T42"> </text:span><text:span text:style-name="T99">(senza parametro) </text:span><text:span text:style-name="T42">restituisce </text:span><text:span text:style-name="T68">la lista composta da </text:span><text:span text:style-name="T42">tutti gli utenti della rete che hanno un numero di follower maggiore del numero di persone che</text:span><text:span text:style-name="T100"> essi </text:span><text:span text:style-name="T42">seguono. </text:span><text:span text:style-name="T69">Opera diversamente il</text:span><text:span text:style-name="T42"> metodo con parametro, che </text:span><text:span text:style-name="T70">prende</text:span><text:span text:style-name="T42"> una lista di post e restituisce la lista di utenti che hanno più di un certo numero di like (</text:span><text:span text:style-name="T71">la quantità </text:span><text:span text:style-name="T11">likeTreshold</text:span><text:span text:style-name="T68">, </text:span><text:span text:style-name="T42">static</text:span><text:span text:style-name="T72">a</text:span><text:span text:style-name="T42"> e costante nella mia implementazione, ma avre</text:span><text:span text:style-name="T73">i potuto </text:span><text:span text:style-name="T74">definirla come variabile </text:span><text:span text:style-name="T73">d’istanza e/o modificabile</text:span><text:span text:style-name="T42">).</text:span></text:p>
      <text:p text:style-name="P28"><text:span text:style-name="T6">getPosts()</text:span><text:span text:style-name="T36"> restituisce semplicemente la copia della lista di post di this. </text:span><text:span text:style-name="T101">S</text:span><text:span text:style-name="T36">erve anch’esso </text:span><text:span text:style-name="T101">principalment </text:span><text:span text:style-name="T36">per </text:span><text:span text:style-name="T6">equals()</text:span><text:span text:style-name="T36">, ma è comunque una funzionalità utile </text:span><text:span text:style-name="T75">da avere </text:span><text:span text:style-name="T76">per </text:span><text:span text:style-name="T77">analizzare</text:span><text:span text:style-name="T76"> una rete sociale</text:span><text:span text:style-name="T36">, perciò l’ho messo public.</text:span></text:p>
      <text:p text:style-name="P29"><text:span text:style-name="T36">Come è noto </text:span><text:span text:style-name="T6">equals()</text:span><text:span text:style-name="T36"> confronta due istanze di SocialNetwork (è un metodo che sovrascrive quello di Object) e restituisce true </text:span><text:span text:style-name="T78">se </text:span><text:span text:style-name="T36">solo se tutti i post contentuti in this e other sono gli stessi e le mappe hanno le stesse chiavi e </text:span><text:span text:style-name="T102">gli</text:span><text:span text:style-name="T36"> stess</text:span><text:span text:style-name="T79">i valori associati alle chiavi</text:span><text:span text:style-name="T36">. Non solleva eccezioni se </text:span><text:span text:style-name="T6">other == null</text:span><text:span text:style-name="T36"> in quanto </text:span><text:span text:style-name="T6">this != null</text:span><text:span text:style-name="T36"> </text:span><text:span text:style-name="T80">come garantito dall’invariante </text:span><text:span text:style-name="T36">e quindi ho posto </text:span><text:span text:style-name="T6">this.equals(null) ⇒ false</text:span><text:span text:style-name="T36">.</text:span></text:p>
      <text:p text:style-name="P46"><text:span text:style-name="T215">toString</text:span><text:span text:style-name="T216">()</text:span><text:span text:style-name="T276"> si limita a resituire una stringa che stampa la tripla nel formato che </text:span><text:span text:style-name="T277">definito</text:span><text:span text:style-name="T276"> </text:span><text:span text:style-name="T277">dal</text:span><text:span text:style-name="T276">la </text:span><text:span text:style-name="T278">AF.</text:span></text:p>
      <text:p text:style-name="P17"><text:span text:style-name="T384">La funzione </text:span><text:span text:style-name="T128">g</text:span><text:span text:style-name="T127">etMentionedUsers()</text:span>, sia con parametro che senza, restituisce la lista di autori dei post (rispettivamente di this.posts e della lista passata come parametro).</text:p>
      <text:p text:style-name="P47"><text:span text:style-name="T236">U</text:span><text:span text:style-name="T279">na nota riguardo </text:span><text:span text:style-name="T355">containing()</text:span><text:span text:style-name="T279">: </text:span><text:span text:style-name="T280">ho scelto di interpretarl</text:span><text:span text:style-name="T281">o</text:span><text:span text:style-name="T280"> come un </text:span><text:span text:style-name="T282">metodo</text:span><text:span text:style-name="T280"> che restituisce la lista di post </text:span><text:span text:style-name="T283">il cui testo contiene</text:span><text:span text:style-name="T280"> almeno una delle </text:span><text:span text:style-name="T284">stringhe</text:span><text:span text:style-name="T280"> passate come parametro. S</text:span><text:span text:style-name="T279">iccome il testo di un post potrebbe contenere più di una parola tra quelle della lista, nella specifica ho </text:span><text:span text:style-name="T285">indicato</text:span><text:span text:style-name="T279"> </text:span><text:span text:style-name="T286">che </text:span><text:span text:style-name="T287">la collezione ritornata </text:span><text:span text:style-name="T288">è</text:span><text:span text:style-name="T287"> </text:span><text:span text:style-name="T279">un insieme,</text:span><text:span text:style-name="T289"> </text:span><text:span text:style-name="T279">ma in realtà </text:span><text:span text:style-name="T298">nell’implementazione </text:span><text:span text:style-name="T279">ri</text:span><text:span text:style-name="T290">torno </text:span><text:span text:style-name="T279">una lista </text:span><text:span text:style-name="T298">(</text:span><text:span text:style-name="T291">senza duplicati</text:span><text:span text:style-name="T298">)</text:span><text:span text:style-name="T291">, </text:span><text:span text:style-name="T292">dato che </text:span><text:span text:style-name="T293">il testo </text:span><text:span text:style-name="T299">specifica la signature del metodo.</text:span><text:span text:style-name="T279"> </text:span><text:span text:style-name="T294">Inoltre, </text:span><text:span text:style-name="T295">il metodo </text:span><text:span text:style-name="T294">aggiunge un post alla lista anche se la parola cercata compare come sottostringa </text:span><text:span text:style-name="T296">di una stringa più lunga nel testo del post</text:span><text:span text:style-name="T294">, in quanto </text:span><text:span text:style-name="T300">il comportamento è di agevole implementazione tramite</text:span><text:span text:style-name="T294"> il metodo contains di String. Avrei potuto, ad esempio, sfruttare le espressioni regolari per </text:span><text:span text:style-name="T297">garantire che non fossero </text:span><text:span text:style-name="T301">ignorati</text:span><text:span text:style-name="T297"> tali casi, oppure implementare entrambe le forme </text:span><text:span text:style-name="T302">del metodo</text:span><text:span text:style-name="T297">. Questo è uno degli aspetti che si prestano all’estensione della classe, ma ho approfondito la creazione di sottoclassi per quanto riguarda la segnalazione di contenuti offensivi.</text:span></text:p>
      <text:p text:style-name="P7"/>
      <text:p text:style-name="P11"><text:span text:style-name="T211">E</text:span>stensione per segnalazione di contenuti offensivi</text:p>
      <text:p text:style-name="P26"><text:span text:style-name="T81">Una possibile estensione </text:span><text:span text:style-name="T82">gerarchica </text:span><text:span text:style-name="T81">della classe </text:span><text:span text:style-name="T12">SocialNetwork</text:span><text:span text:style-name="T81"> che permetta di implementare l</text:span><text:span text:style-name="T83">a</text:span><text:span text:style-name="T81"> segnalazione di contenuti offensivi </text:span><text:span text:style-name="T83">potrebbe consistere </text:span><text:span text:style-name="T84">nel creare una sottoclasse </text:span><text:span text:style-name="T13">ModeratedSocialNetwork</text:span><text:span text:style-name="T85"> </text:span><text:span text:style-name="T84">che abbia come variabile d’istanza</text:span><text:span text:style-name="T83"> un insieme modificabile di id, </text:span><text:span text:style-name="T14">offensivePosts</text:span><text:span text:style-name="T84">, </text:span><text:span text:style-name="T83">(</text:span><text:span text:style-name="T86">potr</text:span><text:span text:style-name="T87">ebbe essere implementato</text:span><text:span text:style-name="T86"> </text:span><text:span text:style-name="T88">con</text:span><text:span text:style-name="T86"> </text:span><text:span text:style-name="T83">un </text:span><text:span text:style-name="T18">Set</text:span><text:span text:style-name="T15">&lt;Integer&gt;</text:span><text:span text:style-name="T83">) che </text:span><text:span text:style-name="T89">memorizzi</text:span><text:span text:style-name="T83"> gli id dei post nella rete che hanno contenuti offensivi.</text:span></text:p>
      <text:p text:style-name="P27"><text:span text:style-name="T83">Per rilevarli, si dovrebbe sovrascrivere la funzione di aggiunta dei post (</text:span><text:span text:style-name="T15">addPost()</text:span><text:span text:style-name="T83"> nella mia implementazione) in modo che sia eseguito anche un controllo sul testo del post, ad esempio dividendo il testo in parole </text:span><text:span text:style-name="T103">(tramite il metodo </text:span><text:span text:style-name="T20">split()</text:span><text:span text:style-name="T103"> con argomento opportuno) </text:span><text:span text:style-name="T83">ed effettuando la ricerca </text:span><text:span text:style-name="T90">di ciascuna di esse</text:span><text:span text:style-name="T83"> in un dizionario (</text:span><text:span text:style-name="T15">HashTable</text:span><text:span text:style-name="T19">&lt;K, V&gt;</text:span><text:span text:style-name="T83"> o simili, statico </text:span><text:span text:style-name="T91">o d’istanza</text:span><text:span text:style-name="T83">) di parole ritenute offensive.</text:span></text:p>
      <text:p text:style-name="P48"><text:span text:style-name="T303">Il dizionario, per ragioni di performance, dovrebbe essere </text:span><text:span text:style-name="T304">inizializzato</text:span><text:span text:style-name="T305"> all</text:span><text:span text:style-name="T306">a creazione dell’oggetto</text:span><text:span text:style-name="T307"> (o una volta sola se statico). </text:span><text:span text:style-name="T306">A</text:span><text:span text:style-name="T305">d esempio </text:span><text:span text:style-name="T308">si potrebbero leggere</text:span><text:span text:style-name="T305"> le parole offensive da un file e </text:span><text:span text:style-name="T309">inserirle</text:span><text:span text:style-name="T305"> nel dizionario tramite una funzione apposita. Pertanto, quando </text:span><text:span text:style-name="T356">addPost()</text:span><text:span text:style-name="T305"> è chiamata inserisce il post </text:span><text:span text:style-name="T310">normalmente</text:span><text:span text:style-name="T305">. </text:span><text:span text:style-name="T311">P</text:span><text:span text:style-name="T310">oi,</text:span><text:span text:style-name="T305"> se </text:span><text:span text:style-name="T312">nel testo trov</text:span><text:span text:style-name="T313">a</text:span><text:span text:style-name="T312"> almeno una delle parole offensive</text:span><text:span text:style-name="T305">, aggiunge l’id del post inserito </text:span><text:span text:style-name="T314">a</text:span><text:span text:style-name="T305">ll’insieme di post segnalati. Ovviamente la funzione di rimozione dei post </text:span><text:span text:style-name="T357">rmPost()</text:span><text:span text:style-name="T305"> va anch’essa </text:span><text:span text:style-name="T315">sovrascritta</text:span><text:span text:style-name="T305"> in modo che rimuova l’id del post rimosso dall’insieme di id sopracitato se era presente </text:span><text:span text:style-name="T316">(ovvero se il post era stato segnalato)</text:span><text:span text:style-name="T305">. Inoltre credo sia utile anche un metodo </text:span><text:span text:style-name="T356">getOffensive() </text:span><text:span text:style-name="T305">che ritorni una copia degli id dei post offensivi: ottenendo </text:span><text:soft-page-break/><text:span text:style-name="T317">questi</text:span><text:span text:style-name="T305"> id un’altra classe (ad esempio Moderator, che abbia la facoltà di rimuovere post dalla rete) può implementare dei metodi che rimuovano tutti o soltano </text:span><text:span text:style-name="T318">alcuni</text:span><text:span text:style-name="T305"> dei post offensivi </text:span><text:span text:style-name="T319">contenuti</text:span><text:span text:style-name="T305">. In realtà tale funzionalità potrebbe far parte </text:span><text:span text:style-name="T320">anche </text:span><text:span text:style-name="T305">di </text:span><text:span text:style-name="T358">Moderated</text:span><text:span text:style-name="T356">SocialNetwork</text:span><text:span text:style-name="T305"> </text:span><text:span text:style-name="T321">(possono anche coesistere), in modo da consentire </text:span><text:span text:style-name="T322">per esempio la rimozione periodica </text:span><text:span text:style-name="T321">di tutti post offensivi, </text:span><text:span text:style-name="T323">che </text:span><text:span text:style-name="T324">è molto utile se si vuole </text:span><text:span text:style-name="T325">avere a disposizione</text:span><text:span text:style-name="T324"> un meccanismo automatico di segnalazione e successiva rimozione dei post</text:span><text:span text:style-name="T326"> </text:span><text:span text:style-name="T327">e si presta anche all’estensione ulteriore: potrei mantenere un contatore di post segnalati per </text:span><text:span text:style-name="T328">ciascun </text:span><text:span text:style-name="T327">utente </text:span><text:span text:style-name="T330">della rete sociale </text:span><text:span text:style-name="T327">ed eliminar</text:span><text:span text:style-name="T329">e</text:span><text:span text:style-name="T327"> tutti </text:span><text:span text:style-name="T329">i post di tale autore </text:span><text:span text:style-name="T327">quando il numero </text:span><text:span text:style-name="T331">di quelli segnalati </text:span><text:span text:style-name="T327">supera una certa soglia.</text:span></text:p>
      <text:p text:style-name="P30"><text:span text:style-name="T92">Nel file </text:span><text:span text:style-name="T21">ModeratedSocialNetwork</text:span><text:span text:style-name="T92"> h</text:span><text:span text:style-name="T36">o fornito una semplice implementazione di questa sottoclasse</text:span><text:span text:style-name="T93">. </text:span><text:span text:style-name="T94">Ne creo un’istanza al termine del main per il testing, stampo i post contenuti (uso la stessa lista di post di MicroBlog per comodità) e stampo la lista di quelli ritenuti offensivi sulla base di una lista di parole (badwords.txt) inserite in un dizionario statico.</text:span></text:p>
      <text:p text:style-name="P16"/>
      <text:p text:style-name="P10">Testing</text:p>
      <text:p text:style-name="P31"><text:span text:style-name="T153">Ho scritto una classe Test contenente il </text:span><text:span text:style-name="T155">metodo </text:span><text:span text:style-name="T153">main con il codice per il testing: il programma legge </text:span><text:span text:style-name="T156">da</text:span><text:span text:style-name="T153"> standard input </text:span><text:span text:style-name="T156">un testcase ed esegue varie stampe ed assert</text:span><text:span text:style-name="T153">, pertanto è sufficiente digitare </text:span><text:span text:style-name="T157">su terminale </text:span><text:span text:style-name="T158">(nella directory che contiene tutti i file del progetto)</text:span><text:span text:style-name="T157">:</text:span></text:p>
      <text:list xml:id="list2925432679" text:style-name="L4">
        <text:list-item>
          <text:p text:style-name="P68">javac *.java</text:p>
        </text:list-item>
      </text:list>
      <text:p text:style-name="P50">per compilare tutte le classi, e poi</text:p>
      <text:list xml:id="list3584685786" text:style-name="L5">
        <text:list-item>
          <text:p text:style-name="P69"><text:span text:style-name="T151">j</text:span><text:span text:style-name="T150">ava -</text:span><text:span text:style-name="T152">ea </text:span><text:span text:style-name="T150">Test &lt; test?.txt</text:span></text:p>
        </text:list-item>
      </text:list>
      <text:p text:style-name="P74"><text:span text:style-name="T195">per eseguire il testcase scelto </text:span><text:span text:style-name="T196">(-ea </text:span><text:span text:style-name="T197">è </text:span><text:span text:style-name="T198">serve </text:span><text:span text:style-name="T202">per </text:span><text:span text:style-name="T196">abilitare le asserzioni)</text:span><text:span text:style-name="T195">. </text:span><text:span text:style-name="T194">Sono presenti sei testcase che prendono in esame vari</text:span><text:span text:style-name="T199">e situazioni</text:span><text:span text:style-name="T194"> che possono </text:span><text:span text:style-name="T200">verificarsi in istanze di</text:span><text:span text:style-name="T194"> Post </text:span><text:span text:style-name="T201">e di </text:span><text:span text:style-name="T194">SocialNetwork.</text:span></text:p>
      <text:p text:style-name="P70"><text:span text:style-name="T154">L</text:span><text:span text:style-name="T164">eggo una lista di post dal testcase e poi leggo una lista di like (sempre presi dal testcase) che aggiungo </text:span><text:span text:style-name="T165">a post scelti a caso tra tra quelli della lista. Questo segmento di codice potrebbe sollevare l’eccezione SelfLikeException, </text:span><text:span text:style-name="T166">che è gestita con un blocco try-catch</text:span><text:span text:style-name="T164">. Una volta </text:span><text:span text:style-name="T167">aggiunti tutti i like </text:span><text:span text:style-name="T164">inizializzo MicroBlog </text:span><text:span text:style-name="T167">con la lista di post;</text:span><text:span text:style-name="T164"> poi creo una rete sociale vuota ed aggiungo tutti i post della lista, </text:span><text:span text:style-name="T168">verificando che prima le due reti siano diverse e poi uguali. </text:span><text:span text:style-name="T169">In seguito creo intenzionalmente un post con id uguale al primo della lista di post della rete sociale (se ho almeno un post) e tento di aggiungerlo, sollevando l’eccezione DuplicatePostException. </text:span><text:span text:style-name="T170">Successivamente svuoto la seconda rete (devono quindi risultare diverse) e provo anche a togliere da MicroBlog un post che sicuramente non è presente (lo costruisco con id=-1 e, </text:span><text:span text:style-name="T171">a causa del modo in cui</text:span><text:span text:style-name="T170"> genero gli id nel costruttore usuale di Post ,ciò non può avvenire) </text:span><text:span text:style-name="T172">quindi solleva NoSuchPostException. </text:span><text:span text:style-name="T173">Tramite assert e stampe testo gli altri metodi della classe, tra cui containing(), a cui passo la lista di parole letta dal testcase. Infine creo un’istanza (usando la stessa lista di post di MicroBlog) della rete sociale che implementa la segnalazione e stampo i post segnalati.</text:span></text:p>
      <text:p text:style-name="P71"><text:span text:style-name="T174">L</text:span><text:span text:style-name="T175">’output che dovrebbe risultare dall’esecuzione è </text:span><text:span text:style-name="T176">in parte fisso ed in parte </text:span><text:span text:style-name="T175">casuale </text:span><text:span text:style-name="T176">(l’assegnazione degli id e dei like ai post, ma di conseguenza anche lo stato di SocialNetwork</text:span><text:span text:style-name="T177">)</text:span><text:span text:style-name="T175">; </text:span><text:span text:style-name="T178">invece </text:span><text:span text:style-name="T175">il testo dei post, i nomi degli utenti che mettono like e le parole da ricercare </text:span><text:span text:style-name="T179">(anche le badword)</text:span><text:span text:style-name="T175">, sono fiss</text:span><text:span text:style-name="T180">i.</text:span></text:p>
      <text:p text:style-name="P73"/>
      <text:p text:style-name="P72"><text:span text:style-name="T181">Una piccola nota riguardo la stampa dei Set: nei metodi in cui era necessario </text:span><text:span text:style-name="T182">fornire la rappresentazione dei Set usati come stringhe (toString() che ho sovrascritto </text:span><text:span text:style-name="T183">sia in Post che in SocialNetwork</text:span><text:span text:style-name="T182">) ho</text:span><text:span text:style-name="T181"> preferito usare il metodo predefinito toString(), che </text:span><text:span text:style-name="T184">restituisce la stringa</text:span><text:span text:style-name="T181"> [el_1, …, el_n], </text:span><text:span text:style-name="T185">però</text:span><text:span text:style-name="T181"> differisce dalla usuale notazione matematica con le parentesi graffe, tuttavia è indicato nei commenti quali sono insiemi e quali lis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22T21:25:25.365697045</dc:date>
    <meta:editing-duration>PT12H5M58S</meta:editing-duration>
    <meta:editing-cycles>412</meta:editing-cycles>
    <meta:generator>LibreOffice/6.4.6.2$Linux_X86_64 LibreOffice_project/40$Build-2</meta:generator>
    <meta:document-statistic meta:table-count="0" meta:image-count="0" meta:object-count="0" meta:page-count="5" meta:paragraph-count="86" meta:word-count="2826" meta:character-count="18327" meta:non-whitespace-character-count="15610"/>
  </office:meta>
</office:document-meta>
</file>